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adi" svg:font-family="Abadi"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Caiyun" svg:font-family="STCaiy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badi" fo:font-size="12pt" style:font-name-asian="STCaiyun" style:font-size-asian="12pt" style:font-size-complex="12pt"/>
    </style:style>
    <style:style style:name="P2" style:family="paragraph" style:parent-style-name="Standard">
      <style:text-properties style:font-name="Abadi" fo:font-size="12pt" officeooo:rsid="00037418" officeooo:paragraph-rsid="00037418" style:font-name-asian="STCaiyun" style:font-size-asian="12pt" style:font-size-complex="12pt"/>
    </style:style>
    <style:style style:name="P3" style:family="paragraph" style:parent-style-name="Standard">
      <style:text-properties style:font-name="Abadi" fo:font-size="12pt" officeooo:paragraph-rsid="000ea932" style:font-name-asian="STCaiyun" style:font-size-asian="12pt" style:font-size-complex="12pt"/>
    </style:style>
    <style:style style:name="P4" style:family="paragraph" style:parent-style-name="Standard">
      <style:text-properties style:font-name="Abadi" fo:font-size="12pt" officeooo:rsid="000ea932" officeooo:paragraph-rsid="000ea932" style:font-name-asian="STCaiyun" style:font-size-asian="12pt" style:font-size-complex="12pt"/>
    </style:style>
    <style:style style:name="P5" style:family="paragraph" style:parent-style-name="Standard">
      <style:text-properties style:font-name="Abadi" fo:font-size="12pt" officeooo:rsid="000ea932" officeooo:paragraph-rsid="001145d1" style:font-name-asian="STCaiyun" style:font-size-asian="12pt" style:font-size-complex="12pt"/>
    </style:style>
    <style:style style:name="P6" style:family="paragraph" style:parent-style-name="Standard">
      <style:text-properties style:font-name="Abadi" fo:font-size="12pt" officeooo:rsid="000ea932" officeooo:paragraph-rsid="0011ecbd" style:font-name-asian="STCaiyun" style:font-size-asian="12pt" style:font-size-complex="12pt"/>
    </style:style>
    <style:style style:name="P7" style:family="paragraph" style:parent-style-name="Standard">
      <style:text-properties style:font-name="Abadi" fo:font-size="12pt" officeooo:rsid="000ea932" officeooo:paragraph-rsid="00190dec" style:font-name-asian="STCaiyun" style:font-size-asian="12pt" style:font-size-complex="12pt"/>
    </style:style>
    <style:style style:name="P8" style:family="paragraph" style:parent-style-name="Standard">
      <style:text-properties style:font-name="Abadi" fo:font-size="12pt" officeooo:rsid="000ea932" officeooo:paragraph-rsid="0019f627" style:font-name-asian="STCaiyun" style:font-size-asian="12pt" style:font-size-complex="12pt"/>
    </style:style>
    <style:style style:name="P9" style:family="paragraph" style:parent-style-name="Standard">
      <style:text-properties style:font-name="Abadi" fo:font-size="12pt" officeooo:rsid="000ea932" officeooo:paragraph-rsid="0019fd18" style:font-name-asian="STCaiyun" style:font-size-asian="12pt" style:font-size-complex="12pt"/>
    </style:style>
    <style:style style:name="P10" style:family="paragraph" style:parent-style-name="Standard">
      <style:text-properties style:font-name="Abadi" fo:font-size="12pt" officeooo:rsid="000ea932" officeooo:paragraph-rsid="002004ac" style:font-name-asian="STCaiyun" style:font-size-asian="12pt" style:font-size-complex="12pt"/>
    </style:style>
    <style:style style:name="P11" style:family="paragraph" style:parent-style-name="Standard">
      <style:text-properties style:font-name="Abadi" fo:font-size="12pt" officeooo:rsid="000ea932" officeooo:paragraph-rsid="00270ee9" style:font-name-asian="STCaiyun" style:font-size-asian="12pt" style:font-size-complex="12pt"/>
    </style:style>
    <style:style style:name="P12" style:family="paragraph" style:parent-style-name="Standard">
      <style:text-properties style:font-name="Abadi" fo:font-size="12pt" officeooo:rsid="000ea932" officeooo:paragraph-rsid="0037d692" style:font-name-asian="STCaiyun" style:font-size-asian="12pt" style:font-size-complex="12pt"/>
    </style:style>
    <style:style style:name="P13" style:family="paragraph" style:parent-style-name="Standard">
      <style:text-properties style:font-name="Abadi" fo:font-size="12pt" officeooo:rsid="000ea932" officeooo:paragraph-rsid="0039b940" style:font-name-asian="STCaiyun" style:font-size-asian="12pt" style:font-size-complex="12pt"/>
    </style:style>
    <style:style style:name="P14" style:family="paragraph" style:parent-style-name="Standard">
      <style:text-properties style:font-name="Abadi" fo:font-size="12pt" officeooo:rsid="0011ecbd" officeooo:paragraph-rsid="0011ecbd" style:font-name-asian="STCaiyun" style:font-size-asian="12pt" style:font-size-complex="12pt"/>
    </style:style>
    <style:style style:name="P15" style:family="paragraph" style:parent-style-name="Standard">
      <style:text-properties style:font-name="Abadi" fo:font-size="12pt" officeooo:rsid="001be0aa" officeooo:paragraph-rsid="001be0aa" style:font-name-asian="STCaiyun" style:font-size-asian="12pt" style:font-size-complex="12pt"/>
    </style:style>
    <style:style style:name="P16" style:family="paragraph" style:parent-style-name="Standard">
      <style:text-properties style:font-name="Abadi" fo:font-size="12pt" officeooo:rsid="002004ac" officeooo:paragraph-rsid="002004ac" style:font-name-asian="STCaiyun" style:font-size-asian="12pt" style:font-size-complex="12pt"/>
    </style:style>
    <style:style style:name="P17" style:family="paragraph" style:parent-style-name="Standard">
      <style:text-properties style:font-name="Abadi" fo:font-size="12pt" officeooo:rsid="00209b4d" officeooo:paragraph-rsid="00209b4d" style:font-name-asian="STCaiyun" style:font-size-asian="12pt" style:font-size-complex="12pt"/>
    </style:style>
    <style:style style:name="P18" style:family="paragraph" style:parent-style-name="Standard">
      <style:text-properties style:font-name="Abadi" fo:font-size="12pt" officeooo:rsid="0022712f" officeooo:paragraph-rsid="0022712f" style:font-name-asian="STCaiyun" style:font-size-asian="12pt" style:font-size-complex="12pt"/>
    </style:style>
    <style:style style:name="P19" style:family="paragraph" style:parent-style-name="Standard">
      <style:text-properties style:font-name="Abadi" fo:font-size="12pt" officeooo:rsid="00270ee9" officeooo:paragraph-rsid="00270ee9" style:font-name-asian="STCaiyun" style:font-size-asian="12pt" style:font-size-complex="12pt"/>
    </style:style>
    <style:style style:name="P20" style:family="paragraph" style:parent-style-name="Standard">
      <style:text-properties style:font-name="Abadi" fo:font-size="12pt" officeooo:rsid="00287c33" officeooo:paragraph-rsid="00287c33" style:font-name-asian="STCaiyun" style:font-size-asian="12pt" style:font-size-complex="12pt"/>
    </style:style>
    <style:style style:name="P21" style:family="paragraph" style:parent-style-name="Standard">
      <style:text-properties style:font-name="Abadi" fo:font-size="12pt" officeooo:rsid="002bbea3" officeooo:paragraph-rsid="002bbea3" style:font-name-asian="STCaiyun" style:font-size-asian="12pt" style:font-size-complex="12pt"/>
    </style:style>
    <style:style style:name="P22" style:family="paragraph" style:parent-style-name="Standard">
      <style:text-properties style:font-name="Abadi" fo:font-size="12pt" officeooo:rsid="002e1b3c" officeooo:paragraph-rsid="002e1b3c" style:font-name-asian="STCaiyun" style:font-size-asian="12pt" style:font-size-complex="12pt"/>
    </style:style>
    <style:style style:name="P23" style:family="paragraph" style:parent-style-name="Standard">
      <style:text-properties style:font-name="Abadi" fo:font-size="12pt" officeooo:rsid="002e1b3c" officeooo:paragraph-rsid="002ffa42" style:font-name-asian="STCaiyun" style:font-size-asian="12pt" style:font-size-complex="12pt"/>
    </style:style>
    <style:style style:name="P24" style:family="paragraph" style:parent-style-name="Standard">
      <style:text-properties style:font-name="Abadi" fo:font-size="12pt" officeooo:rsid="002ece25" officeooo:paragraph-rsid="002ece25" style:font-name-asian="STCaiyun" style:font-size-asian="12pt" style:font-size-complex="12pt"/>
    </style:style>
    <style:style style:name="P25" style:family="paragraph" style:parent-style-name="Standard">
      <style:text-properties style:font-name="Abadi" fo:font-size="12pt" officeooo:rsid="002ffa42" officeooo:paragraph-rsid="002ffa42" style:font-name-asian="STCaiyun" style:font-size-asian="12pt" style:font-size-complex="12pt"/>
    </style:style>
    <style:style style:name="P26" style:family="paragraph" style:parent-style-name="Standard">
      <style:text-properties style:font-name="Abadi" fo:font-size="12pt" officeooo:rsid="0031870f" officeooo:paragraph-rsid="0031870f" style:font-name-asian="STCaiyun" style:font-size-asian="12pt" style:font-size-complex="12pt"/>
    </style:style>
    <style:style style:name="P27" style:family="paragraph" style:parent-style-name="Standard">
      <style:text-properties style:font-name="Abadi" fo:font-size="12pt" officeooo:rsid="0037d692" officeooo:paragraph-rsid="0037d692" style:font-name-asian="STCaiyun" style:font-size-asian="12pt" style:font-size-complex="12pt"/>
    </style:style>
    <style:style style:name="P28" style:family="paragraph" style:parent-style-name="Standard">
      <style:text-properties style:font-name="Abadi" fo:font-size="12pt" officeooo:rsid="0039b940" officeooo:paragraph-rsid="0039b940" style:font-name-asian="STCaiyun" style:font-size-asian="12pt" style:font-size-complex="12pt"/>
    </style:style>
    <style:style style:name="P29" style:family="paragraph" style:parent-style-name="Standard">
      <style:text-properties style:font-name="Abadi" fo:font-size="12pt" officeooo:rsid="003d1cde" officeooo:paragraph-rsid="003d1cde" style:font-name-asian="STCaiyun" style:font-size-asian="12pt" style:font-size-complex="12pt"/>
    </style:style>
    <style:style style:name="P30" style:family="paragraph" style:parent-style-name="Standard">
      <style:text-properties style:font-name="Abadi" fo:font-size="12pt" officeooo:rsid="003d1cde" officeooo:paragraph-rsid="003e8831" style:font-name-asian="STCaiyun" style:font-size-asian="12pt" style:font-size-complex="12pt"/>
    </style:style>
    <style:style style:name="P31" style:family="paragraph" style:parent-style-name="Standard">
      <style:text-properties style:font-name="Abadi" fo:font-size="12pt" officeooo:rsid="003d1cde" officeooo:paragraph-rsid="00429808" style:font-name-asian="STCaiyun" style:font-size-asian="12pt" style:font-size-complex="12pt"/>
    </style:style>
    <style:style style:name="P32" style:family="paragraph" style:parent-style-name="Standard">
      <style:text-properties style:font-name="Abadi" fo:font-size="12pt" officeooo:rsid="003d1cde" officeooo:paragraph-rsid="00461af3" style:font-name-asian="STCaiyun" style:font-size-asian="12pt" style:font-size-complex="12pt"/>
    </style:style>
    <style:style style:name="P33" style:family="paragraph" style:parent-style-name="Standard">
      <style:text-properties style:font-name="Abadi" fo:font-size="12pt" officeooo:rsid="003d1cde" officeooo:paragraph-rsid="0049dda8" style:font-name-asian="STCaiyun" style:font-size-asian="12pt" style:font-size-complex="12pt"/>
    </style:style>
    <style:style style:name="P34" style:family="paragraph" style:parent-style-name="Standard">
      <style:text-properties style:font-name="Abadi" fo:font-size="12pt" officeooo:rsid="003d1cde" officeooo:paragraph-rsid="00436ec2" style:font-name-asian="STCaiyun" style:font-size-asian="12pt" style:font-size-complex="12pt"/>
    </style:style>
    <style:style style:name="P35" style:family="paragraph" style:parent-style-name="Standard">
      <style:text-properties style:font-name="Abadi" fo:font-size="12pt" officeooo:rsid="003d1cde" officeooo:paragraph-rsid="004b3605" style:font-name-asian="STCaiyun" style:font-size-asian="12pt" style:font-size-complex="12pt"/>
    </style:style>
    <style:style style:name="P36" style:family="paragraph" style:parent-style-name="Standard">
      <style:text-properties style:font-name="Abadi" fo:font-size="12pt" officeooo:rsid="003d1cde" officeooo:paragraph-rsid="004e3e81" style:font-name-asian="STCaiyun" style:font-size-asian="12pt" style:font-size-complex="12pt"/>
    </style:style>
    <style:style style:name="P37" style:family="paragraph" style:parent-style-name="Standard">
      <style:text-properties style:font-name="Abadi" fo:font-size="12pt" officeooo:rsid="0049dda8" officeooo:paragraph-rsid="0049dda8" style:font-name-asian="STCaiyun" style:font-size-asian="12pt" style:font-size-complex="12pt"/>
    </style:style>
    <style:style style:name="P38" style:family="paragraph" style:parent-style-name="Standard">
      <style:text-properties style:font-name="Abadi" fo:font-size="12pt" officeooo:rsid="00436ec2" officeooo:paragraph-rsid="00436ec2" style:font-name-asian="STCaiyun" style:font-size-asian="12pt" style:font-size-complex="12pt"/>
    </style:style>
    <style:style style:name="P39" style:family="paragraph" style:parent-style-name="Standard">
      <style:text-properties style:font-name="Abadi" fo:font-size="12pt" officeooo:rsid="004b3605" officeooo:paragraph-rsid="004b3605" style:font-name-asian="STCaiyun" style:font-size-asian="12pt" style:font-size-complex="12pt"/>
    </style:style>
    <style:style style:name="P40" style:family="paragraph" style:parent-style-name="Standard">
      <style:text-properties style:font-name="Abadi" fo:font-size="12pt" officeooo:rsid="004ffa88" officeooo:paragraph-rsid="004ffa88" style:font-name-asian="STCaiyun" style:font-size-asian="12pt" style:font-size-complex="12pt"/>
    </style:style>
    <style:style style:name="P41" style:family="paragraph" style:parent-style-name="Standard">
      <style:text-properties style:font-name="Abadi" fo:font-size="12pt" officeooo:rsid="0048cc61" officeooo:paragraph-rsid="0048cc61" fo:background-color="transparent" style:font-name-asian="STCaiyun" style:font-size-asian="12pt" style:font-size-complex="12pt"/>
    </style:style>
    <style:style style:name="P42" style:family="paragraph" style:parent-style-name="Standard">
      <style:text-properties style:font-name="Abadi" fo:font-size="12pt" officeooo:rsid="0050e4d0" officeooo:paragraph-rsid="0050e4d0" fo:background-color="#333333" style:font-name-asian="STCaiyun" style:font-size-asian="12pt" style:font-size-complex="12pt"/>
    </style:style>
    <style:style style:name="P43" style:family="paragraph" style:parent-style-name="Standard">
      <style:text-properties style:font-name="Abadi" fo:font-size="12pt" officeooo:rsid="0050e4d0" officeooo:paragraph-rsid="0050e4d0" fo:background-color="#5983b0" style:font-name-asian="STCaiyun" style:font-size-asian="12pt" style:font-size-complex="12pt"/>
    </style:style>
    <style:style style:name="P44" style:family="paragraph" style:parent-style-name="Standard">
      <style:text-properties fo:color="#ffffff" loext:opacity="100%" style:font-name="Abadi" fo:font-size="12pt" officeooo:rsid="003d1cde" officeooo:paragraph-rsid="0049dda8" fo:background-color="#800080" style:font-name-asian="STCaiyun" style:font-size-asian="12pt" style:font-size-complex="12pt"/>
    </style:style>
    <style:style style:name="P45" style:family="paragraph" style:parent-style-name="Standard">
      <style:text-properties fo:color="#ffffff" loext:opacity="100%" style:font-name="Abadi" fo:font-size="12pt" officeooo:rsid="004e3e81" officeooo:paragraph-rsid="004e3e81" fo:background-color="#800080" style:font-name-asian="STCaiyun" style:font-size-asian="12pt" style:font-size-complex="12pt"/>
    </style:style>
    <style:style style:name="P46" style:family="paragraph" style:parent-style-name="Standard">
      <style:text-properties fo:color="#ffffff" loext:opacity="100%" style:font-name="Abadi" fo:font-size="12pt" officeooo:rsid="004f2eb9" officeooo:paragraph-rsid="004f2eb9" fo:background-color="#800080" style:font-name-asian="STCaiyun" style:font-size-asian="12pt" style:font-size-complex="12pt"/>
    </style:style>
    <style:style style:name="P47" style:family="paragraph" style:parent-style-name="Standard">
      <style:text-properties fo:color="#ffffff" loext:opacity="100%" style:font-name="Abadi" fo:font-size="12pt" officeooo:rsid="004e3e81" officeooo:paragraph-rsid="004e3e81" fo:background-color="#00a933" style:font-name-asian="STCaiyun" style:font-size-asian="12pt" style:font-size-complex="12pt"/>
    </style:style>
    <style:style style:name="P48" style:family="paragraph" style:parent-style-name="Standard">
      <style:text-properties fo:color="#ffffff" loext:opacity="100%" style:font-name="Abadi" fo:font-size="12pt" officeooo:rsid="004f2eb9" officeooo:paragraph-rsid="004f2eb9" fo:background-color="#00a933" style:font-name-asian="STCaiyun" style:font-size-asian="12pt" style:font-size-complex="12pt"/>
    </style:style>
    <style:style style:name="P49" style:family="paragraph" style:parent-style-name="Standard">
      <style:text-properties fo:color="#ffffff" loext:opacity="100%" style:font-name="Abadi" fo:font-size="12pt" officeooo:rsid="004e3e81" officeooo:paragraph-rsid="004e3e81" fo:background-color="#ffff38" style:font-name-asian="STCaiyun" style:font-size-asian="12pt" style:font-size-complex="12pt"/>
    </style:style>
    <style:style style:name="P50" style:family="paragraph" style:parent-style-name="Standard">
      <style:text-properties fo:color="#ffffff" loext:opacity="100%" style:font-name="Abadi" fo:font-size="12pt" officeooo:rsid="004f2eb9" officeooo:paragraph-rsid="004f2eb9" fo:background-color="#ffff38" style:font-name-asian="STCaiyun" style:font-size-asian="12pt" style:font-size-complex="12pt"/>
    </style:style>
    <style:style style:name="P51" style:family="paragraph" style:parent-style-name="Standard">
      <style:text-properties fo:color="#ffffff" loext:opacity="100%" style:font-name="Abadi" fo:font-size="12pt" officeooo:rsid="0050e4d0" officeooo:paragraph-rsid="0050e4d0" fo:background-color="#ff8000" style:font-name-asian="STCaiyun" style:font-size-asian="12pt" style:font-size-complex="12pt"/>
    </style:style>
    <style:style style:name="P52" style:family="paragraph" style:parent-style-name="Standard">
      <style:text-properties fo:color="#000000" loext:opacity="100%" style:font-name="Abadi" fo:font-size="12pt" officeooo:rsid="004e3e81" officeooo:paragraph-rsid="004e3e81" fo:background-color="#ff8000" style:font-name-asian="STCaiyun" style:font-size-asian="12pt" style:font-size-complex="12pt"/>
    </style:style>
    <style:style style:name="P53" style:family="paragraph" style:parent-style-name="Standard">
      <style:text-properties fo:color="#000000" loext:opacity="100%" style:font-name="Abadi" fo:font-size="12pt" officeooo:rsid="0050e4d0" officeooo:paragraph-rsid="0050e4d0" fo:background-color="#00a933" style:font-name-asian="STCaiyun" style:font-size-asian="12pt" style:font-size-complex="12pt"/>
    </style:style>
    <style:style style:name="P54" style:family="paragraph" style:parent-style-name="Standard">
      <style:text-properties fo:color="#000000" loext:opacity="100%" style:font-name="Abadi" fo:font-size="12pt" officeooo:rsid="0050e4d0" officeooo:paragraph-rsid="0050e4d0" fo:background-color="transparent" style:font-name-asian="STCaiyun" style:font-size-asian="12pt" style:font-size-complex="12pt"/>
    </style:style>
    <style:style style:name="P55" style:family="paragraph" style:parent-style-name="Standard">
      <style:text-properties fo:color="#000000" loext:opacity="100%" style:font-name="Abadi" fo:font-size="12pt" officeooo:rsid="00520aa7" officeooo:paragraph-rsid="00520aa7" fo:background-color="transparent" style:font-name-asian="STCaiyun" style:font-size-asian="12pt" style:font-size-complex="12pt"/>
    </style:style>
    <style:style style:name="P56" style:family="paragraph" style:parent-style-name="Standard">
      <style:text-properties fo:color="#c9211e" loext:opacity="100%" style:font-name="Abadi" fo:font-size="12pt" officeooo:rsid="0050e4d0" officeooo:paragraph-rsid="0050e4d0" fo:background-color="transparent" style:font-name-asian="STCaiyun" style:font-size-asian="12pt" style:font-size-complex="12pt"/>
    </style:style>
    <style:style style:name="P57" style:family="paragraph" style:parent-style-name="Standard">
      <style:text-properties fo:color="#000000" loext:opacity="100%" style:font-name="Abadi" fo:font-size="12pt" officeooo:rsid="00520aa7" officeooo:paragraph-rsid="00520aa7" fo:background-color="transparent" style:font-name-asian="STCaiyun" style:font-size-asian="12pt" style:font-size-complex="12pt"/>
    </style:style>
    <style:style style:name="P58" style:family="paragraph" style:parent-style-name="Standard">
      <style:text-properties fo:color="#000000" loext:opacity="100%" style:font-name="Abadi" fo:font-size="12pt" officeooo:rsid="0053ec63" officeooo:paragraph-rsid="0053ec63" fo:background-color="transparent" style:font-name-asian="STCaiyun" style:font-size-asian="12pt" style:font-size-complex="12pt"/>
    </style:style>
    <style:style style:name="P59" style:family="paragraph" style:parent-style-name="Standard">
      <style:text-properties fo:color="#000000" loext:opacity="100%" style:font-name="Abadi" fo:font-size="12pt" officeooo:rsid="0053ec63" officeooo:paragraph-rsid="0053ec63" fo:background-color="#ffffff" style:font-name-asian="STCaiyun" style:font-size-asian="12pt" style:font-size-complex="12pt"/>
    </style:style>
    <style:style style:name="P60" style:family="paragraph" style:parent-style-name="Standard">
      <style:text-properties fo:color="#ff8000" loext:opacity="100%" style:font-name="Abadi" fo:font-size="12pt" officeooo:rsid="0053ec63" officeooo:paragraph-rsid="0053ec63" fo:background-color="#ffffff" style:font-name-asian="STCaiyun" style:font-size-asian="12pt" style:font-size-complex="12pt"/>
    </style:style>
    <style:style style:name="P61" style:family="paragraph" style:parent-style-name="Standard">
      <style:text-properties fo:color="#ff8000" loext:opacity="100%" style:font-name="Abadi" fo:font-size="12pt" officeooo:rsid="00541c91" officeooo:paragraph-rsid="00541c91" fo:background-color="#ffffff" style:font-name-asian="STCaiyun" style:font-size-asian="12pt" style:font-size-complex="12pt"/>
    </style:style>
    <style:style style:name="P62" style:family="paragraph" style:parent-style-name="Standard">
      <style:text-properties fo:color="#ff0000" loext:opacity="100%" style:font-name="Abadi" fo:font-size="12pt" officeooo:rsid="00541c91" officeooo:paragraph-rsid="00541c91" fo:background-color="#ffffff" style:font-name-asian="STCaiyun" style:font-size-asian="12pt" style:font-size-complex="12pt"/>
    </style:style>
    <style:style style:name="T1" style:family="text">
      <style:text-properties officeooo:rsid="00017b5b"/>
    </style:style>
    <style:style style:name="T2" style:family="text">
      <style:text-properties officeooo:rsid="0001ad84"/>
    </style:style>
    <style:style style:name="T3" style:family="text">
      <style:text-properties officeooo:rsid="00037418"/>
    </style:style>
    <style:style style:name="T4" style:family="text">
      <style:text-properties officeooo:rsid="0004f949"/>
    </style:style>
    <style:style style:name="T5" style:family="text">
      <style:text-properties officeooo:rsid="0006b8ea"/>
    </style:style>
    <style:style style:name="T6" style:family="text">
      <style:text-properties officeooo:rsid="0006fdaf"/>
    </style:style>
    <style:style style:name="T7" style:family="text">
      <style:text-properties officeooo:rsid="0008cb04"/>
    </style:style>
    <style:style style:name="T8" style:family="text">
      <style:text-properties officeooo:rsid="0008e041"/>
    </style:style>
    <style:style style:name="T9" style:family="text">
      <style:text-properties officeooo:rsid="000a7028"/>
    </style:style>
    <style:style style:name="T10" style:family="text">
      <style:text-properties officeooo:rsid="000beea1"/>
    </style:style>
    <style:style style:name="T11" style:family="text">
      <style:text-properties officeooo:rsid="000c8462"/>
    </style:style>
    <style:style style:name="T12" style:family="text">
      <style:text-properties officeooo:rsid="000e0a51"/>
    </style:style>
    <style:style style:name="T13" style:family="text">
      <style:text-properties officeooo:rsid="000e7fbf"/>
    </style:style>
    <style:style style:name="T14" style:family="text">
      <style:text-properties officeooo:rsid="000ea77e"/>
    </style:style>
    <style:style style:name="T15" style:family="text">
      <style:text-properties officeooo:rsid="000f86bb"/>
    </style:style>
    <style:style style:name="T16" style:family="text">
      <style:text-properties officeooo:rsid="0011ecbd"/>
    </style:style>
    <style:style style:name="T17" style:family="text">
      <style:text-properties officeooo:rsid="0013c2d8"/>
    </style:style>
    <style:style style:name="T18" style:family="text">
      <style:text-properties officeooo:rsid="00142238"/>
    </style:style>
    <style:style style:name="T19" style:family="text">
      <style:text-properties officeooo:rsid="00158f01"/>
    </style:style>
    <style:style style:name="T20" style:family="text">
      <style:text-properties officeooo:rsid="00178e57"/>
    </style:style>
    <style:style style:name="T21" style:family="text">
      <style:text-properties officeooo:rsid="0019f627"/>
    </style:style>
    <style:style style:name="T22" style:family="text">
      <style:text-properties officeooo:rsid="0019fd18"/>
    </style:style>
    <style:style style:name="T23" style:family="text">
      <style:text-properties officeooo:rsid="001a58de"/>
    </style:style>
    <style:style style:name="T24" style:family="text">
      <style:text-properties officeooo:rsid="001c3c5d"/>
    </style:style>
    <style:style style:name="T25" style:family="text">
      <style:text-properties officeooo:rsid="001e37e3"/>
    </style:style>
    <style:style style:name="T26" style:family="text">
      <style:text-properties officeooo:rsid="00209b4d"/>
    </style:style>
    <style:style style:name="T27" style:family="text">
      <style:text-properties officeooo:rsid="00237d9e"/>
    </style:style>
    <style:style style:name="T28" style:family="text">
      <style:text-properties officeooo:rsid="0023c6d8"/>
    </style:style>
    <style:style style:name="T29" style:family="text">
      <style:text-properties officeooo:rsid="0025c6d2"/>
    </style:style>
    <style:style style:name="T30" style:family="text">
      <style:text-properties officeooo:rsid="0028083d"/>
    </style:style>
    <style:style style:name="T31" style:family="text">
      <style:text-properties officeooo:rsid="00287c33"/>
    </style:style>
    <style:style style:name="T32" style:family="text">
      <style:text-properties officeooo:rsid="002a2468"/>
    </style:style>
    <style:style style:name="T33" style:family="text">
      <style:text-properties officeooo:rsid="002bbea3"/>
    </style:style>
    <style:style style:name="T34" style:family="text">
      <style:text-properties officeooo:rsid="002e1b3c"/>
    </style:style>
    <style:style style:name="T35" style:family="text">
      <style:text-properties officeooo:rsid="002ffa42"/>
    </style:style>
    <style:style style:name="T36" style:family="text">
      <style:text-properties officeooo:rsid="003065fc"/>
    </style:style>
    <style:style style:name="T37" style:family="text">
      <style:text-properties officeooo:rsid="0031870f"/>
    </style:style>
    <style:style style:name="T38" style:family="text">
      <style:text-properties officeooo:rsid="00331036"/>
    </style:style>
    <style:style style:name="T39" style:family="text">
      <style:text-properties officeooo:rsid="0033dcbb"/>
    </style:style>
    <style:style style:name="T40" style:family="text">
      <style:text-properties officeooo:rsid="0035ac01"/>
    </style:style>
    <style:style style:name="T41" style:family="text">
      <style:text-properties officeooo:rsid="00376f41"/>
    </style:style>
    <style:style style:name="T42" style:family="text">
      <style:text-properties officeooo:rsid="0038c73e"/>
    </style:style>
    <style:style style:name="T43" style:family="text">
      <style:text-properties officeooo:rsid="003b36b1"/>
    </style:style>
    <style:style style:name="T44" style:family="text">
      <style:text-properties officeooo:rsid="003e8831"/>
    </style:style>
    <style:style style:name="T45" style:family="text">
      <style:text-properties officeooo:rsid="003f297c"/>
    </style:style>
    <style:style style:name="T46" style:family="text">
      <style:text-properties officeooo:rsid="00407e2f"/>
    </style:style>
    <style:style style:name="T47" style:family="text">
      <style:text-properties officeooo:rsid="00426494"/>
    </style:style>
    <style:style style:name="T48" style:family="text">
      <style:text-properties officeooo:rsid="00429808"/>
    </style:style>
    <style:style style:name="T49" style:family="text">
      <style:text-properties officeooo:rsid="00436ec2"/>
    </style:style>
    <style:style style:name="T50" style:family="text">
      <style:text-properties officeooo:rsid="004524cf"/>
    </style:style>
    <style:style style:name="T51" style:family="text">
      <style:text-properties officeooo:rsid="00461af3"/>
    </style:style>
    <style:style style:name="T52" style:family="text">
      <style:text-properties officeooo:rsid="0046e285"/>
    </style:style>
    <style:style style:name="T53" style:family="text">
      <style:text-properties officeooo:rsid="00461af3" fo:background-color="#ffff00" loext:char-shading-value="0"/>
    </style:style>
    <style:style style:name="T54" style:family="text">
      <style:text-properties officeooo:rsid="0046e285" fo:background-color="#ffff00" loext:char-shading-value="0"/>
    </style:style>
    <style:style style:name="T55" style:family="text">
      <style:text-properties officeooo:rsid="0049dda8"/>
    </style:style>
    <style:style style:name="T56" style:family="text">
      <style:text-properties officeooo:rsid="004b3605"/>
    </style:style>
    <style:style style:name="T57" style:family="text">
      <style:text-properties officeooo:rsid="004b3916"/>
    </style:style>
    <style:style style:name="T58" style:family="text">
      <style:text-properties officeooo:rsid="004c08e9"/>
    </style:style>
    <style:style style:name="T59" style:family="text">
      <style:text-properties officeooo:rsid="004cc5c4"/>
    </style:style>
    <style:style style:name="T60" style:family="text">
      <style:text-properties officeooo:rsid="004e3e81"/>
    </style:style>
    <style:style style:name="T61" style:family="text">
      <style:text-properties fo:background-color="#ffff38" loext:char-shading-value="0"/>
    </style:style>
    <style:style style:name="T62" style:family="text">
      <style:text-properties fo:color="#000000" loext:opacity="100%" fo:background-color="#ff8000" loext:char-shading-value="0"/>
    </style:style>
    <style:style style:name="T63" style:family="text">
      <style:text-properties fo:color="#000000" loext:opacity="100%" fo:background-color="transparent" loext:char-shading-value="0"/>
    </style:style>
    <style:style style:name="T64" style:family="text">
      <style:text-properties fo:color="#ffffff" loext:opacity="100%" fo:background-color="#800080" loext:char-shading-value="0"/>
    </style:style>
    <style:style style:name="T65" style:family="text">
      <style:text-properties fo:color="#ffffff" loext:opacity="100%" fo:background-color="#00a933" loext:char-shading-value="0"/>
    </style:style>
    <style:style style:name="T66" style:family="text">
      <style:text-properties fo:color="#ffffff" loext:opacity="100%" fo:background-color="#ffff38" loext:char-shading-value="0"/>
    </style:style>
    <style:style style:name="T67" style:family="text">
      <style:text-properties officeooo:rsid="004f2eb9"/>
    </style:style>
    <style:style style:name="T68" style:family="text">
      <style:text-properties officeooo:rsid="0050e4d0"/>
    </style:style>
    <style:style style:name="T69" style:family="text">
      <style:text-properties fo:color="#c9211e" loext:opacity="100%"/>
    </style:style>
    <style:style style:name="T70" style:family="text">
      <style:text-properties fo:color="#c9211e" loext:opacity="100%" officeooo:rsid="0050e4d0"/>
    </style:style>
    <style:style style:name="T71" style:family="text">
      <style:text-properties fo:color="#c9211e" loext:opacity="100%" fo:background-color="transparent" loext:char-shading-value="0"/>
    </style:style>
    <style:style style:name="T72" style:family="text">
      <style:text-properties fo:background-color="transparent" loext:char-shading-value="0"/>
    </style:style>
    <style:style style:name="T73" style:family="text">
      <style:text-properties fo:background-color="#ff8000" loext:char-shading-value="0"/>
    </style:style>
    <style:style style:name="T74" style:family="text">
      <style:text-properties fo:background-color="#ffffff" loext:char-shading-value="0"/>
    </style:style>
    <style:style style:name="T75" style:family="text">
      <style:text-properties fo:background-color="#ff0000" loext:char-shading-value="0"/>
    </style:style>
    <style:style style:name="T76" style:family="text">
      <style:text-properties officeooo:rsid="00541c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______________________________________________________________________________</text:p>
      <text:p text:style-name="P28">The girl and the many.</text:p>
      <text:p text:style-name="P28"><text:tab/>A young girl entered the shower room, her wide eyes open. She always was open in the eyes, and her motions were wide to accompany. She came forth to the tub, and entered, turning on the shower, and leaning against the slope behind on the green granite. As the water rose, hot and steaming from the metallic yellow faucet as the gold railings became wet like her skin as she sloped down and her hair of blonde dipped in; There she fingered herself, uncaring about any physical pleasure she may gain, for it was not as good as she knew actual sex would produce within feelings. Once she ejaculated, she turned off the bath, and watched it drain halfway. Her next move was to turn it onto the shower, standing tall and letting the water fall onto her. She allowed it to drip down her smooth skin- she had just shaved- and her hair became soaky with beauty, yet she had nobody to show it off towards, so it sank like her eyelids.</text:p>
      <text:p text:style-name="P28"><text:tab/>Then she opened her eyes, and started using soap. All over her body she did not feel clean- and rubbing it with a green sponge did no help either- she felt dirty even within her virginity. The girl then soaked all her parts, her natural oils boiling off as the shower room got filled with steam amongst the windows, sticking funnily. The girl turned off the knob slowly, and got out, staring at her blurry reflection before imposing herself to grab the towel, softly dry herself off, and step away after looking at her feet for a few seconds. She then went into her bedroom, locking the door and slapping the towel behind on her back. She then left it on the floor, and arose to putting on her shoes only, slipping her slightly dripping wet feet into it as the rest of her body was shallow to wetness. She felt the insides of the shoe twinkle with cushioned fudges of fabric, rubbing and mushing against her ankle as if it were hugging in a smile. The girl then exited her room, and went out the back door of her home, into the wild forest behind.</text:p>
      <text:p text:style-name="P28"><text:tab/>In her shoes she stomped on twigs and sticks, crushing their cackle into the forest as she entered, feeling the swift winds start to travel amongst her skin, giving her a cool as the wetness fell off enitrely. Her hair undone, like her eyes, started to uplift, and again became wide as if it were ready for anything. She walked further and further, looking amongst the trees and windy landscape as her senses drove to touch and hearing, her fingers twinkling as the spirit of freeness localized upon her conceptual touch.</text:p>
      <text:p text:style-name="P28"><text:soft-page-break/><text:tab/>Soon she came upon a cave, a rock in the forest behind trees, and she stood outside, her eyes wide and looking towards it. After a few moments of standing in front of a dreaded ambience slyfully colding her nose as she smelled burning rock, a man came out fully clothed and stared at her.</text:p>
      <text:p text:style-name="P28"><text:tab/>“I see you, but I do not know you. Why show yourself this way?” - The man asked, looking down and up from shoe to hair.</text:p>
      <text:p text:style-name="P28"><text:tab/>“I am just looking for someone.” - The girl, and she left away as the man nodded, and left back to his cave.</text:p>
      <text:p text:style-name="P28"><text:tab/>The woman went through the wild woods deeper and deeper, soon coming upon the smell of popcorn and a small cabin with many men and women playing chess outside. There was a path to the east, yet her eyes looked upon the people from left to right.</text:p>
      <text:p text:style-name="P28"><text:tab/>“We are intertwined. There is no single here.” - A man stated as they all looked over, not in confusion or awe, but with wide eyes like her.</text:p>
      <text:p text:style-name="P28"><text:tab/>The girl nodded, and continued her looks elsewhere. Stepping on the grass, she felt a wiggle on her skin and looked down to see a centipede. She took it off, and let it go away before a man came up to her.</text:p>
      <text:p text:style-name="P28"><text:tab/>“What do you seek in a mate, dear?” - The man as he came up, also naked, his smile nice and isolated from sin.</text:p>
      <text:p text:style-name="P28"><text:tab/>“I am looking, for someone.” - The girl.</text:p>
      <text:p text:style-name="P28"><text:tab/>“Someone as in I? For I have lengths on my penis, width on my hips, and sparks in my personality. Do my abs also assist this situation?” - The man as he got erect but the woman still stared at him.</text:p>
      <text:p text:style-name="P28"><text:tab/>“Sadly, not.” The woman as she then left, and the man sighed happily.</text:p>
      <text:p text:style-name="P28"><text:tab/>The woman finally came upon a store clerk on a path of gravel, where the trees spread out. The store clerk looked behind, and came over to see.</text:p>
      <text:p text:style-name="P28"><text:tab/>“What do you look for, nude lady of the wild? Gems? Sexuality? Randomness?” - The store clerk questioned, but the girl swayed her hair.</text:p>
      <text:p text:style-name="P28"><text:tab/>“I am looking for someone.” - The woman.</text:p>
      <text:p text:style-name="P28"><text:soft-page-break/><text:tab/>“Someone? Possibly a man named Mark? Or metaphorically someone as somebody you like? Do they have a character trait I can assist with?” - The store clerk, and the woman looked around his items.</text:p>
      <text:p text:style-name="P28"><text:tab/>“Just someone.” - The woman back to him.</text:p>
      <text:p text:style-name="P28"><text:tab/>“Are you even looking for anything? Are you looking for someone unexistent? Or somebody with muscle? Has your journey any end in your sight? For you have traveled here before, and so have many others- many of them go searching for someone, but can never find it due to how they don’t know their own mysterious intentions? You should go and find yourself, not someone.” - The store clerk with luck in his tongue.</text:p>
      <text:p text:style-name="P28"><text:tab/>The girl just stared before looking down, feeling her eyes slimily take out the effort to move, before she went away and the store clerk sighed sadly, feeling for her.</text:p>
      <text:p text:style-name="P28"><text:tab/><text:span text:style-name="T43">Who was this girl? I don’t know. Why is this even in here? This isn’t important- and I think this never happened- I dunno.’</text:span></text:p>
      <text:p text:style-name="P12">______________________________________________________________________________</text:p>
      <text:p text:style-name="P27"><text:tab/>Daniel looked at Chinua as Ejnare plapped Angelica’s cheeks to his left. They were all embarrassed but in different ways- Chinua was embarrassed to see Angelica embarrassed, Angelica was embarrassed for Godly reasons, Ejnare was embarrassed by Angelica’s fixture of body he was liking right in front of Chinua who had a body he also pleasured within, and Daniel was embarrassed to be naked- but their tails were fast and luxuriously happy in at least a sexual way with the pleasure of their minds.</text:p>
      <text:p text:style-name="P27"><text:tab/>“<text:span text:style-name="T42">Oh yes… Angelica, you have such a nice body…” - Ejnare complimented in his Greenlander accent.</text:span></text:p>
      <text:p text:style-name="P27"><text:tab/><text:span text:style-name="T42">Daniel watched Ejnare pull out his fat yet short cock and then repeat the process of pulling the ass up and out, Angelica releasing air through her mouth as she started to sweat, her tail swinging up and staying stiller as Ejnare did it faster. Then Ejnare looked over to Daniel just staring along with Chinua, who were both amazed.</text:span></text:p>
      <text:p text:style-name="P27"><text:tab/>“<text:span text:style-name="T42">You guys should fuck </text:span></text:p>
      <text:p text:style-name="P11">______________________________________________________________________________</text:p>
      <text:p text:style-name="P11"><text:soft-page-break/>“<text:span text:style-name="T38">I am captain, and now I sleep.” - William White to himself as he fell asleep. “But…</text:span><text:span text:style-name="T39"> oh yeah… this feels good, girl…”</text:span></text:p>
      <text:p text:style-name="P11"><text:tab/>“<text:span text:style-name="T39">It does?” - The Holy Spirit in her nudeness of green asked as William White then opened his eyes, and shot back up, breathing heavily and confused as he looked down to Shellia with her left hand on his bulge in his pajamas, her hand clutching it wetly already.</text:span></text:p>
      <text:p text:style-name="P11"><text:tab/>“<text:span text:style-name="T39">Shellia? What are you doing?” - William White asked as Shellia put off her hand, and her feet went up.</text:span></text:p>
      <text:p text:style-name="P11"><text:tab/>“<text:span text:style-name="T40">I sensed a sexual dream, so I came to give it a physical climax, but you awoke.” - Shellia after a few moments.</text:span></text:p>
      <text:p text:style-name="P11"><text:tab/>“Damn…<text:span text:style-name="T40"> is The Holy Spirit still here?” - WW asked Shellia.</text:span></text:p>
      <text:p text:style-name="P11"><text:tab/>“<text:span text:style-name="T40">She is just outside.” - Shellia as she looked over to the door suddenly having knocks, and Shellia jumped over before opening.</text:span></text:p>
      <text:p text:style-name="P11"><text:tab/>“<text:span text:style-name="T40">I am here. Who hath called my name in main, pain, or vain?” The Holy Spirit answered as she saw forth to Shellia, and William White got to the side of the bed, still looking at her and her hat.</text:span></text:p>
      <text:p text:style-name="P11"><text:tab/>“<text:span text:style-name="T40">I have, for I am confused on why I just had a dream with having sex with you… which is weird because technically I am having sex with God…” - William White as Shellia backed away.</text:span></text:p>
      <text:p text:style-name="P11"><text:tab/>“<text:span text:style-name="T41">We see your essence. You strive for love.” - THS.</text:span></text:p>
      <text:p text:style-name="P11"><text:tab/>“<text:span text:style-name="T41">I could give you some love.” - Shellia.</text:span></text:p>
      <text:p text:style-name="P11"><text:tab/>“<text:span text:style-name="T41">No need- I have my love with my female version, and my characters, and my friends plus myself… I have the love, but also the weirdness…” - William White as he got off, sat down on his couch, kicked his shoes of furry whites up, and started to check his phone.</text:span></text:p>
      <text:p text:style-name="P11"><text:tab/>“<text:span text:style-name="T37">Why do I sense no love in your essence?” - The Holy Spirit.</text:span></text:p>
      <text:p text:style-name="P11"><text:tab/>“<text:span text:style-name="T37">I am… just good at hiding it…” - William White </text:span><text:span text:style-name="T41">as he put his phone to her face closer, and moreso over his facing eyes.</text:span></text:p>
      <text:p text:style-name="P11">“<text:span text:style-name="T37">Hiding the idea or the concept?” - The Holy Spirit.</text:span></text:p>
      <text:p text:style-name="P26"><text:soft-page-break/>William White dropped the phone, still looking forth, his face now dull of all emotion and calmness, before looking up to the Holy Spirit.</text:p>
      <text:p text:style-name="P26">“I…<text:span text:style-name="T41"> I am loved by you guys, but… I think my love for others is a fake, a creation of something my essence originally did not have… unluckily… it was probably Stickmale who cursed I indirectly…” - William White after a few moments, and Shellia looked at The Holy Spirit.</text:span></text:p>
      <text:p text:style-name="P11">______________________________________________________________________________</text:p>
      <text:p text:style-name="P24"><text:tab/>Some demons hated themselves. So they consequenced themselves by hurting others; yes, <text:span text:style-name="T36">that is how they work.</text:span></text:p>
      <text:p text:style-name="P24"><text:tab/><text:span text:style-name="T35">DF Not DF looked up at a camera in the town square, citizens around paused and cried in place, stilled and allowing as winds pulled their pants down, and DF Not DF looked around sadly, before back at the camera on a lantern post, and then gave it the middle finger.</text:span></text:p>
      <text:p text:style-name="P24"><text:tab/>“<text:span text:style-name="T35">Don’t worry guys- authorty deserves consequences.” - DF Not DF, as the people looked up, and still cried. “And I’m not joking.”</text:span></text:p>
      <text:p text:style-name="P25"><text:tab/>DF Not DF then started to rape a child, instantly thrusting her vagina outwards and into the mouth of a boy child who was stunned instantly. Then the people went on with their day as the boy was grounded, and his flesh started tweaking out, the extended vagina pouring milk out into his mouth and moistening his nose till it drooled.</text:p>
      <text:p text:style-name="P25"><text:tab/>DF Not DF then got up and looked behind herself, the boy choking to death as people around put their heads down and looked down at the bland grey tiles of a concrete road, as many signs told them what to do and their consequences, and they formed every step carefully.</text:p>
      <text:p text:style-name="P11"><text:tab/>“<text:span text:style-name="T34">HEY! Did you really break the law by concuting conspiracy against authority?” - Kiosa as she smiled evilly at DF Not DF.</text:span></text:p>
      <text:p text:style-name="P11"><text:tab/>“<text:span text:style-name="T34">Hm- what?” - DF Not DF shot back evilly herself. “</text:span><text:span text:style-name="T35">I’m just doing what you do.” As the people went on with advertisements spanning across speakers, imprinting their attacks upon society in echoes.</text:span></text:p>
      <text:p text:style-name="P11">“<text:span text:style-name="T34">You said on August the fourth, ‘Authority deserves consequences,’ is that true?” - Kiosa as Stickmale came up behind smiling and nodding.</text:span></text:p>
      <text:p text:style-name="P22"><text:soft-page-break/><text:tab/>DF Not DF was instantly disgraced and irritated by her voice, and her personality of enjoying seeing somebody try to be good but fail.</text:p>
      <text:p text:style-name="P22"><text:tab/>“Did you?” - Stickmale as he lifted his face up, and DF Not DF was scared, mad, and angry at their upcoming power against her.</text:p>
      <text:p text:style-name="P22"><text:tab/>“I… I did.” - DF Not DF, as Stickmale rolled his eyes.</text:p>
      <text:p text:style-name="P22"><text:tab/>“So you admit to committing a crime- and being a criminal?” - Kiosa questioned without a microphone or stance, just staring at her.</text:p>
      <text:p text:style-name="P22"><text:tab/>DF Not DF got very mad, and then try punching, but Kiosa dodged under, and smiled back as she took a step back.</text:p>
      <text:p text:style-name="P22"><text:tab/>“Hey! Time to die!” - Stickmale as he made a tazer and shot DF Not DF, who was eletrocuted and fell over.</text:p>
      <text:p text:style-name="P22"><text:tab/>“Good job.” Kiosa laughed smugly as she continued to look down and <text:span text:style-name="T35">then back at Stickmale. “Finding these bad doers is what we do!”</text:span></text:p>
      <text:p text:style-name="P22"><text:tab/>“<text:span text:style-name="T35">The insane should always be put in jail!” - Stickmale to everybody around, “And not listening to the law… is insanity.”</text:span></text:p>
      <text:p text:style-name="P23"><text:tab/>“<text:span text:style-name="T35">I disagree! We-” A man came up to yell but then Kiosa stared and his head exploded, people around crying and suffering as they had to pass him by. </text:span></text:p>
      <text:p text:style-name="P25"><text:tab/>A few then stopped, and suddenly the alarms beeped, and pointers out of the sewers- giant football-glove hands, pointed at the people as they looked down in a closed-standing position with suitcases, and Kiosa’s tail was blinking red before shooting out and cutting them in half.</text:p>
      <text:p text:style-name="P23"><text:tab/><text:span text:style-name="T35">Once those people fell, some walked by, but others tripped over, and they started to scream and spasm out. Kiosa came over and stepped on their heads, pulsating their brains out as Stickmale walked away.</text:span></text:p>
      <text:p text:style-name="P23"><text:tab/>“<text:span text:style-name="T35">Gyatta’ listen to the law! It’s above all you disgusting systems of flesh! Fucking imbecils!” - Kiosa stated so happily for a demon.</text:span></text:p>
      <text:p text:style-name="P11">______________________________________________________________________________</text:p>
      <text:p text:style-name="P19"><text:tab/>A demon’s nightmare is not simple. Demons usually are the nightmare/they are on the same level as a nightmare, they cannot have one. But unluckily for the demons, we have a God who is feared. That is why one night, in a room, where <text:soft-page-break/>Demonic Females all slept on each other in a cosmical way, their flesh blushing and pervertedly bouncing around in their naked skin, furry ears and tails in weird places, whiplashing around for others to sniff as they all laid on pool-tile teal flooring, Demonic Female Alarfoai had a nightmare. She was still in the structured ecosystem of sleepers, her boobs and thighs squished by the levels of other demonic females sucking up essenced-heat and deriving the place of its auxiliary coolness imprinted by Eighty-Three’s cellular powers over the galactics.</text:p>
      <text:p text:style-name="P19"><text:tab/>Anyways, DF Alarfoai had a nightmare about the only person she as a personality and copying-demon could have- God. Specifically, the Holy Spirit.</text:p>
      <text:p text:style-name="P19"><text:tab/>“Wha…<text:span text:style-name="T30"> where am I?” Alarfoai as she looked around, seeing windows not shine but full of white light, whilst the ambiance was wet with smooth floor tiles, wide spaces, and luxurious mazes to soon be confronted.</text:span></text:p>
      <text:p text:style-name="P19"><text:tab/>“<text:span text:style-name="T31">Hello, demon. Cometh with me to purify your essence for the heavens!” The Holy Spirit, nude and green behind her, bouncing away on wet toes and feet as DF Alarfoai spun around in her nudeness too, and shimmered as the happy part of God went around a corner.</text:span></text:p>
      <text:p text:style-name="P19"><text:tab/><text:span text:style-name="T31">Alarfoai got up and looked around. Much was confusing to her existence. Columns of tetrahedrals with perplexing sides were all amongst, eight paths lead out to unforeseen hallways of explainability, some being suanas of black wood, others being white-wet pool-tiled floors with mists of purple bouncing back and forth as if they were liquid. </text:span></text:p>
      <text:p text:style-name="P20"><text:tab/>Alarfoai decided to run away from The Holy Spirit’s direction, keeping a steady step and run in order to not correlate herself to tripping- so she traveled down the stairs on one path and into the deep teal waters.</text:p>
      <text:p text:style-name="P20"><text:tab/>“Where are me powers?!” - Alarfoai as she jumped into a deep pool, and started to swim towards the darkness below before pounding her face into the bottom, and then swimming up to the surface, breathing heavily as she looked around, the path of hallwayism she entered being wide and filled with deep-flowing waters with beautiful light concetrations of floating dots based off the window panels of complex abstractions- all white.</text:p>
      <text:p text:style-name="P20"><text:tab/>DF Alarfoai kept then swimming away, and looking below to the darkness. It gave this demon a comfort, but gladly she got out based on some upcoming stairs. There her wet body trembled of heat and comfort, so she smashed her head <text:soft-page-break/>agains the wall before her teeth fell out from the openness of her mouth and the speed recurring fourteen times. DF Alarfoai then traveled forth, finding a giant coliseum's inside, with complex columns standing up the place to a ceiling of light, a fog beyond her comprehension and possibilities of ascension.</text:p>
      <text:p text:style-name="P20"><text:tab/>“Oh- come this way, Alarfoai! All ways lead to salvation here!” - The Holy Spirit in her hot nakedness as she was seen across the tile floor, entering into another path, and Alarfoai started to exhale non-calmly.</text:p>
      <text:p text:style-name="P20"><text:tab/>“Get away from me, you blasphemous good!” - Alarfoai as she churned to the left, and her pitter-patter of the feet echoed down the largeness as she entered a sauna hall, where misty fogs blocked all visions ahead of two feet, and Alarfoai kept hearing wooden creaks amongst the violence of her poundings. Alarfoai then kept tripping, and getting up, manuevering herslef around the big benches and hot rock-diamond piles that illuminated just an aurora of gold around them.</text:p>
      <text:p text:style-name="P20"><text:tab/>Alarfoai eventually came out bruised, into a dark green light, and fell into a pit of glossy-yellow waters, where gold was the base, and the walls were pillars of iron, shining her reflection down on mirrors placed everywhere, creating interesting illusions as she looked at herself in fear.</text:p>
      <text:p text:style-name="P20"><text:tab/>Alarfoai then looked up to see the Holy Spirit in her woman form looking down with wet hair and an utter smile. “The golden greats awaits! Just follow and you can join us!”</text:p>
      <text:p text:style-name="P20"><text:tab/>Alarfoai gulped as The Holy Spirit kept staring, and then Alarfoai ran away the only direction she could- backwards. Behind from the view of yellows darning evil, she entered a pulsating red, where flesh walls of eyes and ears and mouths breathed life into the air and sound into the reality, shaking and mesmerizing Alarfoai as she entered.</text:p>
      <text:p text:style-name="P20"><text:tab/>Alarfoai stopped and looked around, seeing straight chairs and thrones of blood on a sea of cum <text:span text:style-name="T32">she already took steps in, and her feet were sludged with such slimes of warmness.</text:span></text:p>
      <text:p text:style-name="P20"><text:tab/>“<text:span text:style-name="T32">Come on Alarfoai- follow God!” - The Holy Spirit </text:span><text:span text:style-name="T33">giggled.</text:span></text:p>
      <text:p text:style-name="P20"><text:tab/>“<text:span text:style-name="T33">I shall never join you demons!” - Alarfoai.</text:span></text:p>
      <text:p text:style-name="P21"><text:soft-page-break/><text:tab/>The Holy Spirit just giggled, and Alarfoai ran back to the goldens, but instead found the crystals of orange, bending and breathing as the floor was a shallow wetness of denture-green, and white teeth became the ceiling as hands held it up, their fingernails being waterfalls as Alarfoai looked behind to see The Holy Spirit following her calmly.</text:p>
      <text:p text:style-name="P21"><text:tab/>Alarfoai kept then running away, down the hall, towards a light, and screaming as she got closer, closing her eyes, and soon… that was it. Back to the darkness of her brain at sleep. The pool rooms were no more for her.</text:p>
      <text:p text:style-name="P10">______________________________________________________________________________</text:p>
      <text:p text:style-name="P16">William White and the importance of love. As much as I am supposed to narrate other people’s story, and am fine with having not much of a story myself- no, no ironic shit or cache metaphysical drama-arc for me- I have come to talk about William White, the author, the guy who dresses himself like a gay white rabbit- yeah- although he had a problem with you guys not subscribing to EDP445, he also had a non-problem with the importance of love- a thing, an ideology with it. I’d like to talk about that, because, aside from the rest of this book sadly… being a recall to all the fucked up shit of that damn foundation I was in- now I sit here, in more peace than before, and can finally state what has been on my mind for so long.</text:p>
      <text:p text:style-name="P16">Back in times, when demons were amongst and thriving so many thoughts into other people’s heads, their propogandas of glory, their delusions and idols of Christ’s image, and all of their great throws at the lord had me questioning William White and why he never stated anything on love- well- I just read all he had at the time, and many of what the demons offered, and he seemed to me to have some sort of distance towards talking about love, like it not at the center of his attention, it was just another concept under morality or etiquette like formal attire, or gender role. Love amongst the angels and demons, and amongst my friends- it was big in a way it was in all forms, especially rape and such, and his ideas flourished the most animalistic and monstrous ways too, being twisted as they do.</text:p>
      <text:p text:style-name="P16">I realized that through all the glory, everything that pushed people to justify terrorism, rape, and other ideologies that spread to the core of all personalities, to the core of understanding the lord versus Satan, to understanding good and evil and our place with free-will- there was a chain on William White that had stopped him. Some sort of thing, an idea, a concept that made him… unavailable to the masses. It wasn’t fear- he was okay with being inhumane if he had to- I asked him. <text:soft-page-break/>He was okay with losing everything, he was fine being disliked, unread, forgotten- no fear, no dislike, nothing- he had all the wisdom he needed to stop the DPA Foundation in some way- and sure, maybe it was that he was out-matched by two other versions of himself, one that created him too- but William is a logical person. So, why not, with all your papers, with all your purposes- not formulate yourself? You had your personality, you understood all mysteries seemingly- you could mountains of the mind and soul, and physicality was easy to manipulate- so why not with all this logic- stop the reverse-glory of all the bads such as Xemet, or Stickmale, or try killing off a few demons like Cemet? Well- after piecing together the concepts and basis and cores of all I knew- I understood there was one locked door, one final obstacle, one final concept he had yet to bash away; because he already did, but misunderstood its power of a comeback.</text:p>
      <text:p text:style-name="P16">William White was a lover-boy of sexuality and physicality- but soulfully, his love for his characters and shit was strong, but his mysterious love for others was… incapable of conception. It was as if he understood an unexplainability, because that was where he was at. William White’s biggest boss battle was against the love he had inside of him- a love of free-will, honored by the concept’s purpose- which like God intended, was to overcome all else plausibly. God invented love so that in some situations, destruction wasn’t necessary. William White understood this in different ways, and constantly he indirectly attacked it. Abilitizing yourself to seperate from morality, etiquette, discovering the trueness of good and evils- love was very much a main concept to overcome morality itself. Sure, loving somebody takes care and feeding them and being there- but love in concept isn’t that directly- it isn’t good. Love can be evil- the demons love Satan even though they hate him, they despise him, they fear him- God loves humanity enough to let it go on without destroying it. He’ll send people to help, and all the wisdom, logic, illogic, and goods- it’s all there to dismantle humanity and tear it down, or tear it up to his perfection, but he doesn’t, because above all spiritual journeys, above everything, God can put love there- to block away all justifications, all of his own traits and natures- but God doesn’t always want it to be there, and so love can be thrown around on the leveling that you care to use it based on realities and self-worths. Likewise, William White had a love that was fed by his friends, his characters, his stories- that he knew of, and it was always there- but it never needed to be focused on, for if he broke it, all would be let loose. It is a hard lock with a key already bent- almost unable to open it- but the concept of mystery, good, and morality has leveled love to be considered by Mister White enough that <text:soft-page-break/>he doesn’t go out to even commit his own purposes. He stops- he awaits the next glory- the next directive, next direction to plausible help it- but in the end, that is tested. He is not about it, he is not good at love- but that secret ingredient is the finale of his essence out-bursting, and it never came. </text:p>
      <text:p text:style-name="P16">In summarization, William White had a love- but it was not about what it was, or what it meant. That love closed away an extrovertism that could have ended it all- could have meant millions shredded and demons plastered in all forms, whether with advancement or displacements- the love was a chain. A chain that stated even beyond all of God’s glory and such, that it was by his own free-will that he did what he did. It was not God’s choice, God had possibly placed this love above the image of himself- not as an idol- but rather as a safety, as an etiquette to help William White. God is above, and God’s image should be above, but many do not know God and so the mystery of him is better than what you think, for what you think is twisted and technically can become an idol. I like to think William White, even beyond is abstraction of geniusness, his holiness, his greatness- that in the end, not beyond but with things like the greyness, and existence-freedomics- that he had his will put this love, this driving-force of creatures God has given us all, or beings have- in order to stop himself from doing what was wrong. William was mad, angered, and righteously devoted- but maybe from The Holy Spirit- after of course rizzing her up- he found that love was a child of free will, and love was a factor of driving any creature to do anything, no matter the logic, the physical power, the harm, the people, the evils and goods, the God almight Lord above, existence and unexistence along with the greyness- it was a stupid yet plausible concept to put above yourself so that in the life you lived, <text:span text:style-name="T26">love would be the link between your free-will of your soul, and the actions of your mind and physicality. So many options, so many descriptions, so many definitions I could give- but nothing sparks more interest and abnormal intake than either music or mystery. Words, ironically, cannot explain the words of love, the words of God’s plan and how love matters, and how and why it was created to stop glory from overtaking logic, illogics, and other things. Sadly, love can be broken with inhumaneness and creaturism- and William White was mad enough to call himself a monster for Christ, so… in my deepest regards and considerations…</text:span></text:p>
      <text:p text:style-name="P17">I miss you, Mister White. Stickmale was a bitch, but you… you worked hard <text:span text:style-name="T28">and prescribed</text:span>, you understood <text:span text:style-name="T28">and hyped</text:span>, you cared <text:span text:style-name="T28">and acted</text:span>… and finally… you let love be your light in inhumane’s faces of darkness against humanity. I am a <text:soft-page-break/>creature- and I am glad that I am free from this in a certain way, but I can still be affected. Thank you for reading, it’s the best I can do for a… real g. </text:p>
      <text:p text:style-name="P18">And to you, Eighty-Three, who were like William White yet deserted that love, causing imminent evils to occur and destroy your essence’s worth- unlocking the chains and removing the safety of your contained free-will- lest your soul always suffer the lake of fire. There is no music or mystery for you, humanity fears and runs from your wills of chaos and freedoms of insanity. This is why Satan lets you suck him off at night, for you are truly a shade among the light, one that purifies everything in a bowl of acid, mixing logic, illogical thoughts, good and evils, personalities and justices of injustices- into a mix without anything to stop the oncoming infinites of jargon. This is why I follow God- for he has created love to help, but you have expelled it, and now you use it like a condom, or scatter it like fallen leaves; it is simply another obstruction in your soul. <text:span text:style-name="T27">I understand the choice, but you make it no longer a choice, but an agreement of existence </text:span><text:span text:style-name="T29">with that wretched Xemet</text:span><text:span text:style-name="T27">. Fuck you.</text:span></text:p>
      <text:p text:style-name="P9">______________________________________________________________________________</text:p>
      <text:p text:style-name="P9"><text:tab/>“<text:span text:style-name="T22">Look where I caught this bitch! Hiding in a garbage chute- trying to get out to the landfills in the South Ocean!” - DF Hadiza as she pushed Kathy forwards, Kathy naked, chained in ankles, wrists, and neck.</text:span></text:p>
      <text:p text:style-name="P9"><text:tab/>“<text:span text:style-name="T22">Oh- great! Now you can come back to performing!” - Kiosa happily.</text:span></text:p>
      <text:p text:style-name="P9"><text:tab/>“<text:span text:style-name="T22">This ain’t no performance.” - Qervork stated in a dead accent.</text:span></text:p>
      <text:p text:style-name="P9"><text:tab/>“<text:span text:style-name="T22">I rather be raped again!” - Kathy yelled in anger.</text:span></text:p>
      <text:p text:style-name="P9"><text:tab/>“<text:span text:style-name="T22">Don’t you get it friend? You’re the weakling, I’m the monster- and you need to act like a creature for the audience of angels and demons! Now go on! You remember the script- we can see your brain!” - DF Hadiza.</text:span></text:p>
      <text:p text:style-name="P9"><text:tab/>“<text:span text:style-name="T22">Again- it is only a matter of time till DF Unipotato1230 writes up another great story for you to look horrendous in- and the climax is as great as these- so act or it is back to the cell of rememberance!” - DF The Holy Trinity laughed together as they wrote on a floating paper.</text:span></text:p>
      <text:p text:style-name="P9"><text:tab/><text:span text:style-name="T22">Kathy trembled as the chains wore off into a hot mist, and her captivities were burning, almost lighting flame to her burnt fur. She then went over, and </text:span><text:soft-page-break/><text:span text:style-name="T22">Kiosa shouted “Action!” as the demons around all glistened and put forth the cameras for the horror show of bad writing.</text:span></text:p>
      <text:p text:style-name="P9"><text:tab/>“<text:span text:style-name="T22">I use this mask… to hide my… spirituality- my humanity, if you will… der Kathy… I can’t help it… it’s unexplainable… God soon… wants me to give up my soul… all that’ll be left is the creaturism… and the nature of both my humanity, and my creaturism swiveling… but the humanity will just be an instinct…” - Qervork to Kathy as she kneed down, </text:span><text:span text:style-name="T23">and the mask was upside with tears trailing up to heaven through the scene.</text:span></text:p>
      <text:p text:style-name="P8"><text:tab/>“I…<text:span text:style-name="T22"> I understand the nature of your humanity, your inhumanity, and the nature of both, or you altogether- is at a… at a pulse… but you have to… to stop…” - Kathy as she patted Qervork Bory’s head.</text:span></text:p>
      <text:p text:style-name="P8"><text:tab/>“<text:span text:style-name="T22">You’re not sad enough!” Kiosa yelled at Kathy, and Kathy busted out tears, and the cameras started to zoom in.</text:span></text:p>
      <text:p text:style-name="P8"><text:tab/>“<text:span text:style-name="T22">I’M- I’M SORRY! SO SORRY!” - Kathy hugged Qervork, but he was still in his act, and the demons smiled aggressively around.</text:span></text:p>
      <text:p text:style-name="P8"><text:tab/>“<text:span text:style-name="T22">Cut! Now edit it with some of that good AI- but make sure its edited in that program.” Kiosa told Demonic Female Gustava.</text:span></text:p>
      <text:p text:style-name="P8"><text:tab/>“<text:span text:style-name="T22">So just behave.” - DF The Holy Trinity stated to her in a squeal.</text:span></text:p>
      <text:p text:style-name="P8"><text:tab/>“<text:span text:style-name="T22">Fucking hell- where is D-F Wilma when I need her?” - DF Gustava as she went onto the computer and Kathy kept crying.</text:span></text:p>
      <text:p text:style-name="P8"><text:tab/>“<text:span text:style-name="T22">NOW STOP CRYING! THE SHOW IS OVER!” - Kiosa yelled happily.</text:span></text:p>
      <text:p text:style-name="P8"><text:tab/>“Qervork…<text:span text:style-name="T22"> don’t leave…” - Kathy to Qervork as his tail was dead.</text:span></text:p>
      <text:p text:style-name="P8"><text:tab/>“<text:span text:style-name="T22">It doesn’t matter that it’s a show… an act… it’s no longer in my control. I am what they’ve made me out to be… it’s only a matter of time till I commit blasphemy… say goodbye to my humanity- ha!” - Qervork to Kathy.</text:span></text:p>
      <text:p text:style-name="P8"><text:tab/><text:span text:style-name="T22">Kathy continued to cry, seeing the soul in his mouth-buzzer turn orange from purple, and then his hair go white without rainbow.</text:span></text:p>
      <text:p text:style-name="P8"><text:tab/>“<text:span text:style-name="T22">You should follow Kathy!” - Demonic Female Kathy to Kathy.</text:span></text:p>
      <text:p text:style-name="P8"><text:tab/>“<text:span text:style-name="T22">You demons will never win us all!” - Kathy to the starers.</text:span></text:p>
      <text:p text:style-name="P8"><text:tab/>“<text:span text:style-name="T22">What a sad reality she delusionalizes.” - Kiosa laughed in his chair.</text:span></text:p>
      <text:p text:style-name="P8"><text:soft-page-break/>______________________________________________________________________________</text:p>
      <text:p text:style-name="P15"><text:tab/>DF Gustava entered the gates of orange diamonds, and looked forth to Xemet on his throne of blood and raped victims, before Satan walked in front of her view scarily quick, and she jumped back. Eighty-Three was aside, holding a single chain that split into many other metallic collars onto many other crying, sweating demonic female demons.</text:p>
      <text:p text:style-name="P15"><text:tab/>“I do have an interesting consequence for your actions of existing.” - Eighty-Three stated, surprising Satan and Xemet.</text:p>
      <text:p text:style-name="P15"><text:tab/>“What may it be, baby-boy?” - Satan after a moment of awkwardness.</text:p>
      <text:p text:style-name="P15"><text:tab/>“The bottoms of hells, the damnedest circles too- currently have God walking through, slaughtering for a child’s story. I would suspect the best way to emit fear into this slutty creature is to throw her down there to the specific areas.” - Eighty-Three as Xemet looked dead into DF Gustava.</text:p>
      <text:p text:style-name="P15"><text:tab/>“Sure… how does that sound, missy?” - Satan rizzed DF Gustava.</text:p>
      <text:p text:style-name="P15"><text:tab/>“Ca-n I- just- de-ex-ist... alre-ad-y!?” - DF Gustava cried, starting to fizz out of her mouth saliva and throw-up from her shakiness.</text:p>
      <text:p text:style-name="P15"><text:tab/><text:span text:style-name="T24">Who even wrote this? An augmented intelligence machine? William White is sounding off- but again this could be just a propaganda story enacted by the demons for some lusty gains. Wait- lusty? Oh, yeah, sadistic and the demons love to kink out storymatics and fear.</text:span></text:p>
      <text:p text:style-name="P15"><text:tab/><text:span text:style-name="T24">So Xemet opened a portal, and Satan bounced back with delight before shuffling it around like a basketball, and then throwing it under his leg- throwing the portalis straight as the running DF Gustava who darted on all fours as soon as she saw Xemet creating it, and Satan look back- and it opened itself, then sucking her in as it engulfed reality like a mouth, eating up the space and time so that there was nothing in an area except pure darkness to the human eye- then after a few moments of the silence in breathing and crying from the wounded DF Demons chained- the nothing collapsed into itself and was forever fixed back into reality.</text:span></text:p>
      <text:p text:style-name="P15"><text:tab/>“<text:span text:style-name="T24">Maybe I should go check up what’s down there as well.” - Satan stated after some time of Xemet’s silence.</text:span></text:p>
      <text:p text:style-name="P15"><text:tab/>“<text:span text:style-name="T24">Bestly.” - Xemet stated blankly, because he had no care to it.</text:span></text:p>
      <text:p text:style-name="P15"><text:soft-page-break/><text:tab/><text:span text:style-name="T25">DF Gustava however had landed face-first into the ground, getting up like a spastically-enraged cat before tracing her darting eyes all around to the fury of evil and its destructive chaos ensuing misorder to all existence.</text:span></text:p>
      <text:p text:style-name="P15"><text:tab/>“<text:span text:style-name="T25">Who hath sent you to this graveyard?” - God asked DF Gustava.</text:span></text:p>
      <text:p text:style-name="P15"><text:tab/><text:span text:style-name="T25">She jumped and looked behind her to see the white glowing man with nice curled-up hair and a teenage-adventurous style of fit and proportions as his eyes were red and his teeth sharp with black eyebrows downing on DF Gustava, blinding her instantly, and she huddled back into the hole of bedrock to cry as she answered, her tail waving back and forth as it was turning white from being in God’s grace- white and dead I mean.</text:span></text:p>
      <text:p text:style-name="P15"><text:tab/>“<text:span text:style-name="T25">SATAN! XEMET! EIGHTY-THREE!” - DF Gustava as she felt immeasurable pain, and started to scratch at her eyes.</text:span></text:p>
      <text:p text:style-name="P15"><text:tab/>“<text:span text:style-name="T25">Hello Iejam, The Demon of Demonicalizing Demo-mans, have you come with a message to our physical attributions?” - The Holy Spirit in her green essence as she came up, her eyes glowing white as she looked down at the naked furry, confused.</text:span></text:p>
      <text:p text:style-name="P15"><text:tab/>“<text:span text:style-name="T25">NO!” - DF Gustava as her tail fell off due to God’s essence.</text:span></text:p>
      <text:p text:style-name="P15"><text:tab/>“<text:span text:style-name="T25">O’ Father, the men of evil and demons of conniving have been defeated. Hath you, dear Gustava, come from above as a condition of wrongfulness too?” - Jesus as he came up to the rest of the trinity.</text:span></text:p>
      <text:p text:style-name="P15"><text:tab/>“<text:span text:style-name="T25">Gustava; do you wish to-” The Holy Spirit in her kind voice.</text:span></text:p>
      <text:p text:style-name="P8"><text:tab/>“<text:span text:style-name="T21">Let us eradicate this evil.” - God back to Jesus and The Holy Spirit.</text:span></text:p>
      <text:p text:style-name="P8"><text:tab/>“<text:span text:style-name="T21">Yes.” - Jesus nodded before pulling out an AK-47.</text:span></text:p>
      <text:p text:style-name="P8"><text:tab/>“<text:span text:style-name="T21">Wait- what?” - DF Gustava shuttered as she came out of the hole, </text:span><text:span text:style-name="T25">her eyes opening wide as her mind was wilding in a clutter of confusion.</text:span></text:p>
      <text:p text:style-name="P8"><text:tab/><text:span text:style-name="T25">Cue the epic music, because hell broke loose, and heaven started to shine in the darkest, most evil place it would never have done so without God’s intent and power. Gustava could only ponder the true intensity of the winds of light about to hit her.</text:span></text:p>
      <text:p text:style-name="P9">______________________________________________________________________________</text:p>
      <text:p text:style-name="P9"><text:soft-page-break/></text:p>
      <text:p text:style-name="P7">______________________________________________________________________________</text:p>
      <text:p text:style-name="P7">“<text:span text:style-name="T18">Everybody here is an asshole.” - DF DF.</text:span></text:p>
      <text:p text:style-name="P6">“<text:span text:style-name="T18">I HATE EVERYBODY! EVERYBODY IS AN ASSHOLE! ALL OF YOU!” - Marcus.</text:span></text:p>
      <text:p text:style-name="P6">“<text:span text:style-name="T18">You can’t complain about us being an asshole when you are also an asshole especially TO US!” - DF Wilma to Marcus as he cried onto the floor.</text:span></text:p>
      <text:p text:style-name="P6"><text:tab/>“<text:span text:style-name="T18">YOU DESERVE IT! YOU DESERVE TO BE ASSHOLED AGAINST, WHICH IS WHY I’M NOT AN ASSHOLE!” - Marcus screamed at DF Wilma.</text:span></text:p>
      <text:p text:style-name="P6"><text:tab/>“<text:span text:style-name="T18">Screw you kid.” - DF DF angrily gave the middle finger.</text:span></text:p>
      <text:p text:style-name="P6"><text:tab/>“<text:span text:style-name="T18">What you chaps fucking about?” - DF Guernf </text:span><text:span text:style-name="T20">as she kicked open the door, and DF Wilma looked over with her nine-tails chuckling.</text:span></text:p>
      <text:p text:style-name="P6"><text:tab/>“<text:span text:style-name="T18">Oh- if it isn’t the Demonic Female about to be maruaded!” - Marcus.</text:span></text:p>
      <text:p text:style-name="P6"><text:tab/>“<text:span text:style-name="T18">Paper-thin dick-boy- don’t exaggerate your little gun to me. I can fill your holes with lead anyday.” - DF Geurnf shot back.</text:span></text:p>
      <text:p text:style-name="P6"><text:tab/>“<text:span text:style-name="T18">He’s not wrong though- how’s it feel to be next on the hitlist of the three infinitey wicked wiggers?” - DF DF laughed over.</text:span></text:p>
      <text:p text:style-name="P6"><text:tab/>“<text:span text:style-name="T18">I don’t take fear in evil. I AM EVIL! A PART OF IT, AND A PART OF SATAN’S SCHEME! My demise is simply a sacrifice-” - DF Geurnf.</text:span></text:p>
      <text:p text:style-name="P6"><text:tab/>“<text:span text:style-name="T18">Cope. Massive cope. You’re deluding yourself.” - DF Wilma.</text:span></text:p>
      <text:p text:style-name="P6"><text:tab/>“<text:span text:style-name="T18">SHUT UP. I may be shorter than you- but I’ve lasted longer- and heh- you’re on the list years before I was kid.” - DF Geurnf to DF Wilma.</text:span></text:p>
      <text:p text:style-name="P6"><text:tab/>“<text:span text:style-name="T18">Am I on the list?” - DF DF as Marcus shuttered in fury.</text:span></text:p>
      <text:p text:style-name="P6"><text:tab/>“<text:span text:style-name="T18">GET OUT OF MY ROOM! ALL OF YOU DEMONS!” - Marcus.</text:span></text:p>
      <text:p text:style-name="P6"><text:tab/>“<text:span text:style-name="T18">NO! WE’RE GOING TO RAPE YOU DEAD!” - They all shouted back. </text:span>“<text:span text:style-name="T18">But yeah, you are. Every demon is- and yeah- I’M NOT SCARED. I’M AGREEING, UNDERSTANDING, and most importantly, WICKED.” - DF Geurnf then.</text:span></text:p>
      <text:p text:style-name="P6"><text:tab/>“<text:span text:style-name="T18">Just cut the boy’s dick off.” - DF DF as Marcus screamed like a baby.</text:span></text:p>
      <text:p text:style-name="P6"><text:soft-page-break/><text:tab/>“<text:span text:style-name="T18">No. You do it- I’m commander- I’m the oldest- you do what the wise says!” - DF Geurnf to DF DF as DF Wilma chuckled.</text:span></text:p>
      <text:p text:style-name="P6"><text:tab/>“<text:span text:style-name="T18">You ain’t wise- you’re dead meat!” - DF Wilma chuckled rudely.</text:span></text:p>
      <text:p text:style-name="P6"><text:tab/>“<text:span text:style-name="T18">Sorry Marcus- we’ll get to mutilating you in a second- listen BITCH- if you don’t top off your pride, we’ll start to make that list go faster than it ALREADY FUCKING DOES! WE’LL START A TRADITION OF KILLING OUR FRIENDS AND SELVES so you BITCH-ASS HOES don’t tell us AGE-MATTERS!” - DF DF as DF Wilma nodded and pushed back DF Geurnf.</text:span></text:p>
      <text:p text:style-name="P6"><text:tab/>“<text:span text:style-name="T18">Shallow-hindered essences of wicked retardedness. I don’t abide by such phony sand-laws. Move your asses- let us fuck.” - DF Geurnf as Marcus backed away into the corner holding a cross out.</text:span></text:p>
      <text:p text:style-name="P6"><text:tab/>“<text:span text:style-name="T19">STAAAAAYYYYY AWAAAAAAAAAAYYYYYY!” - Marcus cried out, but the night was rough for his intercourse.</text:span></text:p>
      <text:p text:style-name="P6">______________________________________________________________________________</text:p>
      <text:p text:style-name="P14"><text:tab/>“What would be best to do with a little girl whence it comes to spirituality?” <text:s/>- DF Couldy asked DF Moon.</text:p>
      <text:p text:style-name="P6"><text:tab/>“<text:span text:style-name="T16">Learning from Stickmale- the best exit to a story of adventure within spirituality would be to make her think she needs to leave God, as in leave the shepherd to go into the wild and make a pursuit with what you know.” - DF Moon to DF Couldy.</text:span></text:p>
      <text:p text:style-name="P6"><text:tab/>“<text:span text:style-name="T16">Do you think she is ready to know such?” - DF Couldy asked.</text:span></text:p>
      <text:p text:style-name="P6"><text:tab/>“<text:span text:style-name="T16">I think it is very close to her time to be complete. She knows much, and she will try to fix the world because of it. But our evil is growing in her- she is becoming more fixated on freedom and the will of angels. Likewise with the will of angels to have some free will or be abstract- we shall make it so that the end of her thoughts is the end she is with Christ. Not in the belief she is no longer a Baptist, but rather she walks away with what she knows because the safety of her loserism by Stickmale’s means is the safety from our evil. Please, make her no longer a loser- and we can hurt society more so after she forgets and fails her perfections.” - DF Moon to DF Couldy.</text:span></text:p>
      <text:p text:style-name="P14">Then it occurred. My uncare to read the next section. <text:span text:style-name="T17">Hear to</text:span>………….</text:p>
      <text:p text:style-name="P6"><text:soft-page-break/>______________________________________________________________________________</text:p>
      <text:p text:style-name="P5"><text:tab/>“The best way to write these characters is not to write them.” - DF DPA Foundation to DF William White. </text:p>
      <text:p text:style-name="P4"><text:tab/>“Cool.” - DF William White nodded whilst smiling at her.</text:p>
      <text:p text:style-name="P4"><text:tab/>“Oh- hey- I sense Satan. We should ask him now why he fell!” - DF DPA FOUNDATION ALL CAPS YEEEEEEEEEEEEEEEE.</text:p>
      <text:p text:style-name="P4"><text:tab/>Satan entered the burning fire woods where the demons of many ate the flesh of the wise, and made the foolish drunk with wine so that they passed out with disrespect onto the floor of the grounds of wet soil.</text:p>
      <text:p text:style-name="P4"><text:tab/>“Hello every demon! I hath arrived!” - Satan announced!</text:p>
      <text:p text:style-name="P4"><text:tab/>“Satan! Please, o’ unholy one- let us acknowledge your history! Is there a reason for your fall? Was there a story, adventure, or some sort of logical journey that persuaded your frightful pride!?” - DF William White- well, at this point- sounds like something William White would do in his dreams.</text:p>
      <text:p text:style-name="P4"><text:tab/>“If I told you now, it would kill you where you hear.” - Satan.</text:p>
      <text:p text:style-name="P4"><text:tab/>“Then when can we know?!” - DF DPA Foundation kneeled as well.</text:p>
      <text:p text:style-name="P4"><text:tab/>“Not at these moments.” - Satan told as he looked around before taking out a burning stick from his armor of blood crimson dragonite with skepticals of illusions constantly thrusting around.</text:p>
      <text:p text:style-name="P4"><text:tab/>“But Satan! I have theories! Am I close? My list goes as is; ahem; Did you fall because God did not want you to listen to him, or did you fall for your will was to be free from one of God’s aspects? Or maybe was it that you had to consequence God and so you did what he did not? Perhaps maybe it was the will to have your own will, or did you concern with angels such as Asmodeus or Gnarp to assert your pride as your defense against a menace such as God?” - DF William White preached as she kneeled.</text:p>
      <text:p text:style-name="P4"><text:tab/>“Please, slow down. The truth will come soon, just trust in me- like this burning stick of holiness. A fallen angel is around to our east, we must impose onto him before the Lightners- else wise we may have to shed blood instead of evil.” - Satan smirked around to other demons.</text:p>
      <text:p text:style-name="P4"><text:tab/>“Yeah Satan- go brother with such nice words!” - A different demon.</text:p>
      <text:p text:style-name="P4"><text:soft-page-break/><text:tab/>“<text:span text:style-name="T15">But Satan- maybe it was the will to be without a Holy Spirit, or pride you could do it on your own- or create something new God was not creating- please, we would like answers.” - DF William White.</text:span></text:p>
      <text:p text:style-name="P4"><text:tab/>“<text:span text:style-name="T15">And answers you shall receive dumbasses.” - The demons shuttered.</text:span></text:p>
      <text:p text:style-name="P4"><text:tab/><text:span text:style-name="T15">Satan put his palm up and then looked down at them. “Let me tell them. Get your hearing out of the vicinity if you wish to live.”</text:span></text:p>
      <text:p text:style-name="P4"><text:tab/><text:span text:style-name="T15">DF William White, DF DPA Foundation Halls, and another demon came upon, looking up to Satan as he crouched and smiled, the others going away unimaginably in their forms. The three shook in fear but awaited.</text:span></text:p>
      <text:p text:style-name="P4"><text:tab/>“<text:span text:style-name="T15">The reason I fell out of the ordinary was because I hate niggers.” - Satan as the three demons listened in awe and bewilderment.</text:span></text:p>
      <text:p text:style-name="P4"><text:tab/>“<text:span text:style-name="T15">Wait- what?” - DF DPA Foundation Halls before all their bodies dis-morphed into a blue plasma slime that ringed reality around like a black hole before sucking itself in, and soon their essences were exploded dead within, leaving only a shrink of dust.</text:span></text:p>
      <text:p text:style-name="P4"><text:tab/><text:span text:style-name="T15">Satan stood up laughing. Did this really all happen though? Hm…</text:span></text:p>
      <text:p text:style-name="P3">______________________________________________________________________________</text:p>
      <text:p text:style-name="P1">“<text:span text:style-name="T1">Don’t. Give. Up. The. </text:span><text:span text:style-name="T2">Mission</text:span><text:span text:style-name="T1">.” -It wrote on the walls.</text:span></text:p>
      <text:p text:style-name="P1">“<text:span text:style-name="T1">I have to. God wants me to.” - Qervork Bory.</text:span></text:p>
      <text:p text:style-name="P1">“<text:span text:style-name="T1">You are no longer a janitor. Give up the mission to be with your family- take care of your friends, and care for others. You are relieved.” - The voice wrote on the walls.</text:span></text:p>
      <text:p text:style-name="P1">“<text:span text:style-name="T1">Where did you get this one from?” - DF Couldy.</text:span></text:p>
      <text:p text:style-name="P1">“<text:span text:style-name="T1">I </text:span><text:span text:style-name="T2">found somebody crying out to God. They were saying something about giving up their job, their mission for their family because the spirits had told them. They soon went crazy afterwards- but still… I got a good laugh out of it.” - Demonic Female Steel Terrorist.</text:span></text:p>
      <text:p text:style-name="P1">“<text:span text:style-name="T2">God telling somebody to give up their purpose that he gave them... so that they can focus on others and the love that God created… what a good intriguing sentiment… certainly entertaining.” - DF Couldy.</text:span></text:p>
      <text:p text:style-name="P1"><text:soft-page-break/>“I…<text:span text:style-name="T2"> I know… I care for others… I’ve done all this laziness, done all this non-personality time- wasted documents on documents to clean up after them- made my rainbow go dry… I give up so much- but my purpose… I don’t… I love all I can beyond what they are- but… my purpose…” - Qervork started to cry, kneeling down as the wall kept speaking only to him.</text:span></text:p>
      <text:p text:style-name="P1">“<text:span text:style-name="T2">It seems to be breaking him well.” - DF Couldy as she continued to watch DF Steel Terrorist do her essence-red-air against Bory.</text:span></text:p>
      <text:p text:style-name="P1">“<text:span text:style-name="T2">The mission or the people? God wants you to give up your mission- what he has tasked you with currently- for something better; like Earth and Heaven, you had your time, but now come to something better.” - Qervork’s voicely thoughts started to emit again in a certain voice of Kiosa.</text:span></text:p>
      <text:p text:style-name="P1">“<text:span text:style-name="T2">Agh! My thoughts! Which one!? Why don’t I… spend time with the people their way we can and do my purpose?!” - Qervork cried.</text:span></text:p>
      <text:p text:style-name="P1">“<text:span text:style-name="T2">You know that won’t work.” - The voice of many of people Bory remembered, including his ancestors.</text:span></text:p>
      <text:p text:style-name="P1">“<text:span text:style-name="T2">Now that will haunt him. Depression is up next!” - Demonic Female Couldy.</text:span></text:p>
      <text:p text:style-name="P1"/>
      <text:p text:style-name="P1"/>
      <text:p text:style-name="P1">_____________________________________________________________________________</text:p>
      <text:p text:style-name="P1"><text:tab/>“<text:span text:style-name="T3">Shake that ass, Eighty-Three.” - God stated calmly to Eighty-Three within the propoganda space. </text:span></text:p>
      <text:p text:style-name="P2"><text:tab/>Eighty-Three continued to throw his body parts around as much as he wanted, listening to ‘Cha-Cha’ by Freddie Fred. He was just swaying his arms around whilst moving his hips within his dress, and stomping his shoes rapidly anywhere anyhoo. God and Satan sat in a chair in front, watching on the nice flowing-green stage of wood, and enjoyed the music plus Eighty-Three dancing. But this was all a video on the internet for random people’s enjoyment- <text:span text:style-name="T4">particularly a woman’s confusion and misunderstanding.</text:span></text:p>
      <text:p text:style-name="P2"><text:tab/>“<text:span text:style-name="T4">What does this mean? Can God give you freedom beyond comprehension? Is 83 there because he wants to be? Is God evil? I mean God can do anything- but 83 being his slutty femboy furry seems a bit… wrong… but still, God can do </text:span><text:soft-page-break/><text:span text:style-name="T4">whatever he wants- he created it all… I mean rights are just a conception… but damn… 83 is just like me…” - Woman named Lujucy.</text:span></text:p>
      <text:p text:style-name="P2"><text:tab/>“Damn…<text:span text:style-name="T4">” - I, the Narrator, just randomly put into here. “</text:span><text:span text:style-name="T5">That’s it.”</text:span></text:p>
      <text:p text:style-name="P2"><text:tab/><text:span text:style-name="T6">Propaganda like that made the most wise or easily understanding question reality. Every part of morality started to be questioned, especially biblical points- and it made people live a life of never starting anything in order to possibly perfect themselves- but that was just a fishhook of the demons. That is a reason why Williamnistic societies barely revolted- they questioned and furthered the philosophy to its extreme, understanding that Williamnism invaded in like glory, and it was probably right to a theoretical. Most did not arise because they wanted to continue perfecting themselves, but perfectionism led to loserism which led to NPC-ism, and som on till it was <text:s/>truly just a bunch of numbers working to try to look humane.</text:span></text:p>
      <text:p text:style-name="P2">_____________________________________________________________________________</text:p>
      <text:p text:style-name="P2"><text:tab/>“<text:span text:style-name="T7">I have to consequence God because he wants to be con-sequenced- likewise he wants to forgive, and somewhat henceforth after many other collaborative ideas like… surgically changing logic and… whatever- he wants, for our story, to consequence him so that we can evolve- get good someday. I know it’ll look bad on the future generations- but hopefully a good thinker comes along and saves us.” - The crying sentiment Qervork Bory had in his first-centuries, but damn he never grew up. This is sad because we get another perspective look into one of the many William-White personalities and the dangerous philosophies he produces.</text:span></text:p>
      <text:p text:style-name="P2"><text:tab/>“<text:span text:style-name="T7">This is how, when it comes to wise or crazy thinkers, we bestly amuse ourselves and destroy their </text:span><text:span text:style-name="T8">workabilities</text:span><text:span text:style-name="T7"> whilst amplifying their pride. This will make Qervork undergo another adventure of spirituality, whilst adding onto his common state of mind not to change his actions; whilst also changing him to mentally think more delusionally and accept it.” - Xemet told his class of demons, which included unmemorable faces such as DF DF, DF Gustava, and DF Wilma.</text:span></text:p>
      <text:p text:style-name="P1"><text:tab/>“<text:span text:style-name="T8">Question- (DF 83 raises her hand,) I know this may be off the current topic, but can you please newly explain to us the concept of importance? Shall we put forth the knowledge of concepts all being below one, or possibly improvise the current thoughts of radicalizing love as above, and others such as the image of God or the image of humanity?” - DF 83.</text:span></text:p>
      <text:p text:style-name="P1"><text:soft-page-break/><text:tab/>“<text:span text:style-name="T8">Bestly a good question. As always, it is good to situationally provide the most evil answer- but for a retrieving base thought it is bestly that we make all we can idols of some concept other than God or goods. To not have an idol is to allow a soul to possibly break its own chains of unexplainability- and whence you might face wise people, it is best that you put forth a hidden idol at best so that they take longer or go on a third path before they achieve whatever they are in search for.” - Xemet told the class happily.</text:span></text:p>
      <text:p text:style-name="P1"><text:tab/>“<text:span text:style-name="T8">Question- more of a personal question if I may, (DF Gustava chuckles awkwardly,) I am currently teasing a girl about shooting up her school based on a discipline path- and her job- yet I still consist the thought that it might be in the favor of the lord by backwards logic due to the fact our fellow demons have constructed a network of work personalities and comprimised the school to be more destructive to spirituality and mentality then advanceful. Should I make forth that she go with her will- or not?” - DF Gustava as people started to whisper their answers.</text:span></text:p>
      <text:p text:style-name="P1"><text:tab/>“<text:span text:style-name="T8">You really don’t have situationally awareness yet?” - DF Earth.</text:span></text:p>
      <text:p text:style-name="P1"><text:tab/>“<text:span text:style-name="T8">I’m getting there.” - DF Gustava chuckled cutely back.</text:span></text:p>
      <text:p text:style-name="P1"><text:tab/>“<text:span text:style-name="T8">As bestly as I may gift you, the terrorization of school is needed as well as the non-deaths of the corrupted minds. If you can manipulate her good and bad sides as she probably calls it- to then go in and disrupt the system but not the lifelines- then the morality of good can further fall and evil can still thrive without any losses and really without disruption furthermore. I would then propose as she is in jail further suffering, and then alas continue your freedomic compromises with your friends.” - Xemet.</text:span></text:p>
      <text:p text:style-name="P1"><text:tab/>“<text:span text:style-name="T8">Question- why is there not a DF Xemet?” - DF Pelosi raised her hand.</text:span></text:p>
      <text:p text:style-name="P1"><text:tab/>“<text:span text:style-name="T8">Damn</text:span>…<text:span text:style-name="T8"> nah…” - DF Oyur as the others backed away in their looks.</text:span></text:p>
      <text:p text:style-name="P1"><text:tab/>“<text:span text:style-name="T8">Ya’ did nawt just ask thee!?’” - DF Ryutyu to DF Pelosi.</text:span></text:p>
      <text:p text:style-name="P1"><text:tab/>“<text:span text:style-name="T8">I. DISLIKE.” - Xemet stated. “Any further questions other than such?”</text:span></text:p>
      <text:p text:style-name="P1"><text:tab/><text:span text:style-name="T8">The class was silent before then a knock at the door came on.</text:span></text:p>
      <text:p text:style-name="P1"><text:tab/>“<text:span text:style-name="T8">Ah, your teacher has come back.” - Xemet smirked.</text:span></text:p>
      <text:p text:style-name="P1"><text:tab/>“<text:span text:style-name="T8">Thanks, principal!” - DF Gustava and DF Earth cheered.</text:span></text:p>
      <text:p text:style-name="P1"><text:soft-page-break/><text:tab/>“<text:span text:style-name="T9">He is welcome!” - Kiosa as she entered with sweat, and Xemet walked off, his eyes following with an orange glow to disliking.</text:span></text:p>
      <text:p text:style-name="P1"><text:tab/><text:span text:style-name="T10">Xemet left out to then close his eyes slowly and look to his left slowly to see Satan, and many of the Demonic Female Demons behind him whispering the same sentence over and over. DF Ryan, DF Israeli Dictator, DF Swiss Princess, DF Moon, DF Existence, DF Not DF, and DF Seven were all speaking “Let me suck your dick” to his horns.</text:span></text:p>
      <text:p text:style-name="P1"><text:tab/>“<text:span text:style-name="T10">Hey.” - Satan said with rizz to Xemet.</text:span></text:p>
      <text:p text:style-name="P1"><text:tab/>“<text:span text:style-name="T10">Hello, Satan.” - Xemet to Satan in the schoolhouse of DF Demons.</text:span></text:p>
      <text:p text:style-name="P1"><text:tab/>“<text:span text:style-name="T10">Why so pitty?” Satan asked with calmness and happy intentions.</text:span></text:p>
      <text:p text:style-name="P1"><text:tab/>“<text:span text:style-name="T10">As a superintendent it is bestly that you check out the schools you know do not do as well as job as mine.” - Xemet told to Satan.</text:span></text:p>
      <text:p text:style-name="P1"><text:tab/>“<text:span text:style-name="T10">As a superintendent it is also bestly that I check up and approve of my status in one of my best marketed schools... How’s evil been?” - Satan.</text:span></text:p>
      <text:p text:style-name="P1"><text:tab/>“<text:span text:style-name="T10">Do you wish me to say ‘good?’” - Xemet smiled and Satan laughed.</text:span></text:p>
      <text:p text:style-name="P1"><text:tab/>“<text:span text:style-name="T10">Yes, you still are the best at everything under me. Anyways- let’s take a walk. I need to know about this teacher Kiosa.” - Satan and Xemet started to walk and the girls laid in their loving drool as Satan kicked them off.</text:span></text:p>
      <text:p text:style-name="P1"><text:tab/>“<text:span text:style-name="T10">You already know about Kiosa outside of this school personality, Satan. Would you like to rape her now or similar?” - Xemet asked.</text:span></text:p>
      <text:p text:style-name="P1"><text:tab/>“<text:span text:style-name="T10">No- I was wondering about elimination. You often seize the generations of Demonic Female Demons- but I wonder if you might ever kill a lady such as her. I mean- replacements are always available, and she is sweating at your presence instead of loving it.” - Satan.</text:span></text:p>
      <text:p text:style-name="P1"><text:tab/>“<text:span text:style-name="T10">Kiosa has been our sex-doll-slave for bestly the past centuries. Why now, and what makes you ask such a question that it even confuses me?” - Xemet to Satan, and Satan smiled.</text:span></text:p>
      <text:p text:style-name="P1"><text:tab/><text:span text:style-name="T10">But we must pan out from these writings of fan fiction by DF Gustava. She stopped and looked up to Kiosa, who was teaching them evils of discipline. Then she saw Xemet walked by. DF Gustava simply smiled- for that was all she could do- </text:span><text:soft-page-break/><text:span text:style-name="T10">before going back into her dream world, where evil was her way; mixing the intentions of the lord in the wrong way </text:span><text:span text:style-name="T11">was her way.</text:span></text:p>
      <text:p text:style-name="P1">______________________________________________________________________________</text:p>
      <text:p text:style-name="P1"><text:tab/><text:span text:style-name="T12">DF Gustava walked onto DF Phillip’s corpse. She was frightened, every hair on her purple fur was up. Her eyes daggered around, the pupils of rhombuses very wide yet short. Her eyebrows and ears plus tail were up, and <text:s/>her hands were out to get onto all fours at anytime so she could dart away or snatch something.</text:span></text:p>
      <text:p text:style-name="P1"><text:tab/>“<text:span text:style-name="T12">Xemet? Xemeeet?” - DF Gustava, or whatever demon was copying it at the time- because you do know they get replaced in a ritual, right?</text:span></text:p>
      <text:p text:style-name="P1"><text:tab/>“<text:span text:style-name="T12">Bestly- calling out the monster’s name is not the best of stealth or diversion or any manuever in this situation.” - Xemet leaned in from behind, smiling, and DF Gustava was frozen before Xemet stabbed his hand through her neck and then pulled her head off and threw it behind.</text:span></text:p>
      <text:p text:style-name="P1"><text:tab/><text:span text:style-name="T12">Xemet then looked around with a default face. “Demonic Female Pelosi, I know where your essence resides. Stop hiding and come die.” Xemet as he looked right before DF Pelosi rushed away crying and screaming out from a corner- and Xemet then simply started to walk over, uncaring as his tuxedo pants got blooded from the deep corpses of deaths he already constructed. Some corpses even were having seizures.</text:span></text:p>
      <text:p text:style-name="P1"><text:tab/>“<text:span text:style-name="T12">Hu-hu- Computer! OPEN THE DOOR!” - DF Pelosi to DF Computer.</text:span></text:p>
      <text:p text:style-name="P1"><text:tab/>“<text:span text:style-name="T13">I AM SEVERELY COMPUTING AS QUICKLY AS PLAUSIBLE!” - DF Computer elongated as Pelosi looked back. “HAVE YOU TRIED TESTING THEIR <text:s/>VERIFIABILITY?” The Computer then turned around to see 83 at the end of the hallway- the essence fading into a dither as he started to step forward.</text:span></text:p>
      <text:p text:style-name="P1"><text:tab/>“<text:span text:style-name="T14">EVERYBODY ELSE IS DEAD! THEY TRIED EVERYTHING- RAINBOWS, SWORDS, DARKNESS- AND THEY’RE REALLY HERE FOR US!” - DF Pelosi.</text:span></text:p>
      <text:p text:style-name="P1"><text:tab/>“<text:span text:style-name="T14">We should have stayed at boot camp…” - DF Computer. “Oh- I have functioned it correctly!” - DF Computer as then the DPA Door opened, and so forth was a dark room with a white outline already- but DF Computer plus DF Pelosi stepped back as they realized the outline was Stickmale, and he made himself translucent before vaporizing reversably into existence.</text:span></text:p>
      <text:p text:style-name="P1"><text:tab/>“<text:span text:style-name="T14">Boo!” - Stickmale laughed after an awkward pause.</text:span></text:p>
      <text:p text:style-name="P1"><text:soft-page-break/><text:tab/>“<text:span text:style-name="T14">YOU’RE NOT FUNNY!” - DF Pelosi screamed. “YOU’RE NOT-”</text:span></text:p>
      <text:p text:style-name="P1"><text:tab/><text:span text:style-name="T14">Stickmale elongated his head and bit Pelosi’s off- and then DF Computer shut off- and Stickmale started to laugh as blood drooled from his mouth. “He</text:span></text:p>
      <text:p text:style-name="P1"/>
      <text:p text:style-name="P29">_____________________________________________________________________________________</text:p>
      <text:p text:style-name="P31"><text:tab/>Hey guys, Narrator here- after such writing, I think it’s best I give a synopsis or summary of what is about to happen in these ideas instead of just letting them be. In this idea, many character show up to Baphomet’s party. Satan and the princes are already there, Spiritual Journeyism and slaves are brought in from the Three Infinite Evils and DF Demons, and The Concentrated Cherubims are holding off with the power of The Red Glitch, Holy Spirit Conception, and Gscrichet against The Kodee Machine. Spirits laugh at the Ccs, as their days are coming. Then AWW and Abaddon walk in to save Spiritual Journeyism before she loses her virginity. This is before The WW is revived by the way, but after The Kodee Machine goes evil- but their walk in is more of a stance. Mr. V. is then caught in the crowd watching by Satan himself- and brings him forth. AWW calls Mr. V. an enemy, since Mr. V. has been sabotaging his likeness and apollyonic measures to a full, which is not okay because although solo-omnicide is not the way of the lord, not doing any work is even worse in AWW’s opinion. This turns into an argument that all around watch- before then it leads up to Satan saying ‘Who is better than me?’ and 83 says ‘Actually, Satan, God-’ before The Concept of God blasts 83 into a wall. But The Conception of God is on fire since the real God inhabits him. Then a funny discussion as Jesus comes down too, between The Holy Trinity, William Whites, Ccs, Satan and his princes, fallen angels and alike- plus being watched now by the heavens above the hells. Eventually it loops back to AWW calling out Mr. V. for stopping The WW, and stopping AWW’s flow, and God’s plan plus other things. AWW then beats Mr. V. in front of everyone, scaring off Xemet and others because God is just standing there, watching with a smile. Satan says ‘Why don’t you stop him?!’ to God, but God <text:span text:style-name="T44">says ‘Wait away, Satan</text:span>.’ <text:span text:style-name="T44">then AWW says </text:span><text:s/>‘What does this ‘V’ mean to you?’ – AWW. ‘Verglegchernet.’ – Mr. V. ‘For what reason?’ – and Mr. V. is quiet. ‘This hat has no meaning, it has no purposing or reasoning left to sustain it. This randomness causes wrongness beyond incorrection.’ – AWW as Mr. V. is crying. <text:span text:style-name="T44">AWW then wants to tell all his plans, but God states that he and The Red Glitch should discuss communication from higher levels, and Jesus nods. So AWW </text:span><text:soft-page-break/><text:span text:style-name="T44">visits The Red Glitch </text:span><text:span text:style-name="T48">in the party, as then God calls upon the heavens to smite this arena- and so the heavens declare war on Satan’s party. Micheal, Gabriel, Raphael and others have a blast killing spirits.</text:span></text:p>
      <text:p text:style-name="P30">_____________________________________________________________________________________</text:p>
      <text:p text:style-name="P30"><text:tab/><text:span text:style-name="T45">Mr. V. is in the palace, trying to reconfigure his thoughts </text:span><text:span text:style-name="T48">as the war goes on</text:span><text:span text:style-name="T45">. </text:span><text:span text:style-name="T46">Mr. V. tries all he can to save all lives- but knows it isn’t possible, and can’t escape the work that is AWW, the renewed likeness of hardcoreness. His chillness/</text:span><text:span text:style-name="T47">nostalgia</text:span><text:span text:style-name="T46"> won’t do anymore. </text:span><text:span text:style-name="T47">AWW calls Mr. V. the problem, as Mr. V. pushes the won’t- which is no longer a good, as being/’I am’ is now needed, not ‘I am not.’ </text:span><text:span text:style-name="T48">Mr. V. asks demons, The Holy Spirit, Jesus, angels alike, anybody for assistance- and they can’t help. He doesn’t want to travel away though- his brother Satan and The Computer and TCT are still amongst, but the horrors start. In the blasphemous obsidian temples of Satan’s parties, as sounds and walls arise outside, Mr. V. enters the darkness where AWW chases him with God’s wrath. Nothing can save Mr. V. because he doesn’t want to be saved, kinda’ like Safty. AWW hunts him, speaking loudly as he gains omnipresence. 83 also enters with demons- but 83 and them are slaughtered easily by AWW due to his power of God. Mr. V. is seeing God’s omnipresence chase after him as well- </text:span><text:span text:style-name="T49">Xemet is surprised-beyond-belief and hides wide-eyed with goofy-ah Stickmale, leaving 83 to die- </text:span><text:span text:style-name="T48">and soon </text:span><text:span text:style-name="T49">Mr. V. </text:span><text:span text:style-name="T48">is cornered to where AWW throws the head of 83 at Mr. V. and then opens his mouth wide to show all the angers and wraths of people who wanted good, from The Unibomber to Adolf Hitler to Donald Trump and many others. Mr. V. fears God through AWW, and runs as God starts to shatter the and shake the cosmos because Mr. V. runs/takes blows from his problems instead of accepting them radically as AWW did. God then alerts AWW to Mr. V.’s locations, and Mr. V. barely escapes AWW, but lands in God’s office/gauntlet. Here, The WW is present, and has a talk about his plan for revival and what Mr. V. has to do- which is fuck off and not try to be a pacifist and shit. </text:span></text:p>
      <text:p text:style-name="P30">“<text:span text:style-name="T50">I am a God under God.” – AWW. “My justifications are holy, you cannot deny.”</text:span></text:p>
      <text:p text:style-name="P30">“<text:span text:style-name="T50">You cannot save everyone. Their free will is theirs, we just know where they end, we know how the story goes.” – AWW.</text:span></text:p>
      <text:p text:style-name="P30">“<text:span text:style-name="T50">You cannot die for their sins. The people shall know! The people shall know truth! Wisdom! Their true lord!” – AWW.</text:span></text:p>
      <text:p text:style-name="P30"><text:soft-page-break/>“<text:span text:style-name="T50">God is dead to you. Your essence kills him by your pussy-levels of thinking.” – AWW.</text:span></text:p>
      <text:p text:style-name="P30">“<text:span text:style-name="T50">God knows everything- he knows where you are, knows who you are by all ends- and most importantly, he tells me your defiance of good morality.” – AWW.</text:span></text:p>
      <text:p text:style-name="P30">“<text:span text:style-name="T50">Do not resist me! It only makes God’s wrath strengthen against your kind and prove us righter!” – AWW.</text:span></text:p>
      <text:p text:style-name="P30">“<text:span text:style-name="T51">The people are sheep. They hide in their wools of tradition and personality. I am an impersonal savior who shaves them of their wrongful fears and intentions!” – AWW to Mr. V. across the hall.</text:span></text:p>
      <text:p text:style-name="P30">“<text:span text:style-name="T51">Like Jesus- I found every sheep that ran off from the nature-space, and I brought them back to forge the final art of this puzzle! Come and understand it, or else you only understand a part, which is incorrection.” – AWW.</text:span></text:p>
      <text:p text:style-name="P32">_____________________________________________________________________________________</text:p>
      <text:p text:style-name="P32"><text:tab/><text:span text:style-name="T51">After the large battle of Satan’s party, Mr. V. and Angelica sit around all the dead bodies of generations other than theirs- no Wilma or Xemet, but rather all their grandparents generations before used as puppets of war. The demons kept the other back because they cared more about the present now since 83 was dead, and the future technically.</text:span></text:p>
      <text:p text:style-name="P32"><text:tab/><text:span text:style-name="T51">But Mr. V. took his cap off and talked to Angelica about losing somebody as well- that would be ‘Promises.’ ‘Covenants’ was still around, but ‘Promises’ were dead. Mr. V. tells that he bestly hung with promises every night- he had stated </text:span><text:span text:style-name="T53">‘No need for spiritual adventures or any of that </text:span><text:span text:style-name="T54">whacky non-science or cultist stuff</text:span><text:span text:style-name="T53">. </text:span><text:span text:style-name="T54">If I </text:span><text:span text:style-name="T53">every start going crazy, and saying insanities or being like a liberal- I will pull myself back- push the the ‘</text:span><text:span text:style-name="T54">reset</text:span><text:span text:style-name="T53">’ button so I can be normal again. If I ever feel like we have gone too deep, or broken ourselves, </text:span><text:span text:style-name="T54">or start justifying rape or enslaving society, or acting like a dictator or madman, </text:span><text:span text:style-name="T53">or made ourselves </text:span><text:span text:style-name="T54">a path of homelessness</text:span><text:span text:style-name="T53">- we shall just quit and follow society to the betterments. It is a promise I will never break.’</text:span><text:span text:style-name="T51"> But the promise itself broke, and so ‘Promises’ broke and was shattered at Satan’s party- also a reason why Mr. V. was there in the crowd. </text:span><text:span text:style-name="T52">The promises resemble WW’s old promises to self that all this crazy stuff would end if it got too far or out of hand, that he would just be normal and happy and cute- but realness and The Holy Spirit changed AWW to who he is, and the thought of those promises for stability and safety were ruined.</text:span></text:p>
      <text:p text:style-name="P32"><text:soft-page-break/><text:tab/><text:span text:style-name="T51">Angelica feels his story and lays her head on his shoulder. Mr. V. explains that he puts darkness under his cap to show that he knew all along that ‘promises’ would never hold up, and that AWW broke the button to pull back, and that darkness was where he resided for calmness and trying to keep that relationship, those promises in marriage. But they couldn’t withstand God and his justifications. Mr. V. is almost crying, and so is Angelica, as he says in the end, he remembers that he was standing at the pearly gates, holding hands with ‘promises,’ but then realized the monster within and saw she left away from the heavens. </text:span><text:span text:style-name="T53">‘</text:span><text:span text:style-name="T54">It was never going to work. I just thought… maybe God would make it work… but that is why he built up A-W-W… because he knew it could not…’</text:span></text:p>
      <text:p text:style-name="P41"><text:span text:style-name="T52">A</text:span>WW and The WW are watching from a Fluxyr. They understand <text:span text:style-name="T55">that ‘Promises’ was lost to all of them,</text:span> but AWW now pursues the end, the DPA Fire with The WW.</text:p>
      <text:p text:style-name="P29">_____________________________________________________________________________________</text:p>
      <text:p text:style-name="P29"><text:tab/>In this idea- <text:span text:style-name="T45">this is real by the way and was big among the cosmos-</text:span> The Red Glitch curses 83 via AWW and 83 is unable to protect himself from <text:span text:style-name="T49">demons and </text:span>Molly who finally defeats the past, being that she rapes 83 and destroys his self-perserverance, being stuck in darkness ironically <text:span text:style-name="T49">as he is then forced to reproduce, destroying everything he is. It destroys his power as a gay, it destroys the forces of laziness and lust against Mr. V., it enables others to gain infinite evil powers and knowledge so darkness is self-destructed along with mystery, and other things fall into place. The past is killed by the future eventually- as AWW kills 83.</text:span></text:p>
      <text:p text:style-name="P38">||Mr. V. versus 83, AWW versus Xemet, The WW Versus Stickmale</text:p>
      <text:p text:style-name="P33">_____________________________________________________________________________________</text:p>
      <text:p text:style-name="P39">Micheal discusses with Sandalphon that the unners/underground of universe stuff involving Memy and DPA is needed to be interviewed because they keep popping up in other such things as the ‘Prime’ invasions and other characters. Like Xemet showing up to the pearly gates is coming and they wonder how big that will make side-story background stuff.</text:p>
      <text:p text:style-name="P35">_____________________________________________________________________________________</text:p>
      <text:p text:style-name="P37">Xemet so-called ‘fights’ the Red Glitch by getting fallen angels to ‘bless’ demons, and also ‘curse’ William White and <text:span text:style-name="T58">his friends</text:span>. Using the power of Ayin, <text:span text:style-name="T58">Demet, </text:span><text:span text:style-name="T57">Stickmale,</text:span> ‘<text:span text:style-name="T58">God Is Evil,’’ </text:span>Satan, <text:span text:style-name="T59">(he tricks) God’s daughter, </text:span>Minos Prime and The Kodee Machine- he designates a way <text:span text:style-name="T56">to ‘curse’ WW </text:span><text:span text:style-name="T58">and his friends</text:span><text:span text:style-name="T56"> in return for the </text:span><text:soft-page-break/><text:span text:style-name="T56">curse against 83- a curse making WW, </text:span><text:span text:style-name="T58">Shellia, and The Conception of Christian Porn</text:span><text:span text:style-name="T56"> powerless </text:span><text:span text:style-name="T58">or less powerful</text:span><text:span text:style-name="T56">. </text:span><text:span text:style-name="T57">Caleb </text:span><text:span text:style-name="T58">Peter tries protecting them but can’t as now it becomes a battle of multiple natures and the need for pureness in knowledge and heart</text:span><text:span text:style-name="T57">. </text:span><text:span text:style-name="T58">People have mixes of wisdoms and events that make them who they are, natures never change yet still have souls but Stickmale and Xemet have been twisting such- so they use ‘Pussyism’ and ‘Purification’ against WW and Shellia.</text:span><text:span text:style-name="T57"> This makes WW sad at PTSD he is having from his birth, and The Conception of Christian Porn is also taken hostage and also other shit wars commence, </text:span><text:span text:style-name="T58">but Xemet is still top with all things under his control mostly. Rebirthed 83 is birthed before Positivees, but also dies again in the DPA fire with fake Heru. In the final hundred years, Xemet pushes to make Shellia evil and does so, which then every evil nature wants to host a party against Xemet’s will. Xemet is still unphased but attends, only to be talking to rebirthed 83 before seeing Stickmale then touch God’s daughter for the funny.</text:span></text:p>
      <text:p text:style-name="P34">_____________________________________________________________________________________</text:p>
      <text:p text:style-name="P37">Xemet walks right up to the pearly gates in this scene. The history is that Xemet entered Satan’s office, and pissed on Ayin- but Ayin tried drinking it in response to his domination- but then Xemet just squirted on her face, and Satan was laughing the entire time. Satan then challenges Xemet to dominate right before God- with pride because he the most evil. Xemet decides to do it differently his way, and henceforth all evil he has acquired due to his god-status, he has a ‘Word-Whack’ with God in front of all the angels and demons. Xemet knows he shall lose, but keeps the name of evil true and asserts that at the end of the day, the choice is choice, and bland in comparison to exo-nihilism. His cards hold themselves up, and that is what matters to his evil. Screwtape then exhorts from afar and Xemet goes to eat him before staying on a fleeting ship as God watches. Truly a cool scene as Xemet is so evil he can stand right before the pearly gates with his true essence- no fear, no backlash from existence, no angels attacking as Metatron messages God. It is truly a stance certifying him as a second Satan to the cosmos.</text:p>
      <text:p text:style-name="P33">_____________________________________________________________________________________</text:p>
      <text:p text:style-name="P44"><text:span text:style-name="T60">So, here on October the thirteenth, 2024, we realize that we have to write how we want. None of this ‘quotation marks’ and ‘dashes’ but rather color-coding and fun sprinklings. Plus, another trinity of meanings has entered us- Memy includes writing, our presentness of DPA includes art as in paintings, and Positivees </text:span><text:soft-page-break/><text:span text:style-name="T60">probably includes music or further developing such as videos or inspirational materials. How is that for a good first entry back into the DPA Book?</text:span></text:p>
      <text:p text:style-name="P47">Well, it is an entry, but not the greatest I suppose. We write unlike we speak, and how is anybody to know that purple-highlighting plus white-text equals your name, The WW?</text:p>
      <text:p text:style-name="P47"><text:span text:style-name="T61">It gets people to think about things better.</text:span> </text:p>
      <text:p text:style-name="P47">Bro, we can barely see your name- I mean quote.</text:p>
      <text:p text:style-name="P45">On god dawg.</text:p>
      <text:p text:style-name="P49">Writing this is a little more work and thought process, but it will make for a fun document we can finally impose betterment towards the natures.</text:p>
      <text:p text:style-name="P45">More like impose eye-strain to their darkness.</text:p>
      <text:p text:style-name="P52">Bestly, The William White Trinity.</text:p>
      <text:p text:style-name="P52"><text:span text:style-name="T64">IS THAT XEMET?</text:span><text:span text:style-name="T65"> IS THAT XEMET? </text:span><text:span text:style-name="T66">IS THAT XEMET?</text:span></text:p>
      <text:p text:style-name="P52">I think you should write your books in more of a form towards the essence of acceptability to the others. Who will dare to invite such a portrait of autism into their time if it does not impose naturalness?</text:p>
      <text:p text:style-name="P49">Buddy- do you think we’re stupid or something?</text:p>
      <text:p text:style-name="P47">Oh <text:span text:style-name="T67">yeah</text:span>- this is the Conception of Xemet talking to us. Get him out this bitch.</text:p>
      <text:p text:style-name="P47"><text:span text:style-name="T62">BHA. </text:span><text:span text:style-name="T63">(And Xemet suddenly disappeared with an orange mist after laughing, and then The WW continued to write down on the laptop his newness of writing.)</text:span></text:p>
      <text:p text:style-name="P45">This will take some time, but be joyful once finished. Testing must ensue with out organization processes…</text:p>
      <text:p text:style-name="P50">Should we even correct insue to ensue?</text:p>
      <text:p text:style-name="P48">Nah, let us just end this scene alredy.</text:p>
      <text:p text:style-name="P46">Yep, alredy instead of already- that is how we do it… heh heh haa.</text:p>
      <text:p text:style-name="P36">_____________________________________________________________________________________</text:p>
      <text:p text:style-name="P40"><text:span text:style-name="T70">Y</text:span><text:span text:style-name="T69">ou have retrieved the maker of wishes </text:span><text:span text:style-name="T70">very easily</text:span><text:span text:style-name="T69">. </text:span><text:span text:style-name="T70">Great</text:span><text:span text:style-name="T69"> </text:span><text:span text:style-name="T70">work</text:span><text:span text:style-name="T69">, Lailoken! –</text:span> <text:span text:style-name="T68">Satan</text:span></text:p>
      <text:p text:style-name="P42">All it took was some fraud, my lord.<text:span text:style-name="T72"> – The False Prophet as he looked at Satan.</text:span></text:p>
      <text:p text:style-name="P42"><text:soft-page-break/><text:span text:style-name="T73">Bestly, time shall be of no more resilience to our plans if you are to wish from me.</text:span><text:span text:style-name="T72"> – Xemet as he keeled over to the shorter being, Satan.</text:span></text:p>
      <text:p text:style-name="P42"><text:span text:style-name="T71">Thy speaks my mind secondary to me. You are all so beautiful to the eyes of thine Ayin. </text:span><text:span text:style-name="T72">– Satan chillfully and heartfully to all around, as Baphomet and Ipos cheered. In the palace at the throne was The Anti-Christ, Xemet, Stickmale, Baphomet, Ipos, Meisopstophiles, 83, Baal, Moloch, Mammon, Asmodeus, and The False Prophet.</text:span></text:p>
      <text:p text:style-name="P43">And where is Ayin now? <text:span text:style-name="T72">– Baphomet.</text:span></text:p>
      <text:p text:style-name="P56">At a sex party. But our party reigns much more concern for our causes. What shall be the first wish to the Genie of Godly Powerings?</text:p>
      <text:p text:style-name="P53">To win all over to evil would be the best. A wish so spread, so unspecific, it causes the universes to be ours. <text:span text:style-name="T72">– 83 and Stickmale laughed a devious </text:span><text:span text:style-name="T74">‘mwahaha.’</text:span></text:p>
      <text:p text:style-name="P54"><text:span text:style-name="T75">Granted, The Red Glitch might take us on right now if we do such. </text:span>– Baal.</text:p>
      <text:p text:style-name="P51">Have no worries about the Red Glitch- we have the Genie to destroy him.</text:p>
      <text:p text:style-name="P55">Oh Genie of Nazareth, being outside the Milky Way, give all to us what we deserve, for Christ does not care, and the people’s faith are all too swell to him. – Satan.</text:p>
      <text:p text:style-name="P55">Have no wishes moreso, Devil-Satan. I am not falling that far into the abyss. – The Genie whipped out, poking Satan on his nose, and then falling back into the golden pot with a wish of blue smoke.</text:p>
      <text:p text:style-name="P55">But we wish of you, and you must do because we say! – Ipos.</text:p>
      <text:p text:style-name="P55">Wish to me what is under the instruction similar to that of a red glitched being. I am not to be frustrated with such cheating matters. – The Genie.</text:p>
      <text:p text:style-name="P55">Satan chuckled as Baal sighed, then Ipos looked up with intriguition.</text:p>
      <text:p text:style-name="P55">Then let there be no time to hold us back. Either duplicate our hours, or remove the nature- for we own it as Gods above. – Satan.</text:p>
      <text:p text:style-name="P55">The best I can do is make time weary, so it foils itself with spoils of laziness. Cast Belphagor to Time, and you shall have your duplication in probability! – The Genie like a showman, a wizard of happiness and emotion in every word.</text:p>
      <text:p text:style-name="P55">Our second wish is to extract souls via the Soul Cocqros. With that limited but understandable power, it should be fine to you.</text:p>
      <text:p text:style-name="P58"><text:soft-page-break/>____________________________________________________________________________________</text:p>
      <text:p text:style-name="P58">AWW dreamt that night, with Spiritual Journeyism in his arms. He, finally had her- but his lucid dream was broken- broken by God. And God said many things to him, but told him the most important detail of the universe, of the aethos and cosmos.</text:p>
      <text:p text:style-name="P59">“William White, author and Writician of Wisdomicals- what do you truly seek? I have given you all knowledge to all evils, and all goods- you have love, you move mountains, and you purify for me. But he will never die, he always dances, and he will come to control you if you do not make the choice. I gifted you this vision because you are a prophesier, and are a Prophet of Power- so look upon my hand. What do you truly seek? Evil or goods? You allow him to run around, dancing in false light, talking to the natures as if he were God himself. He is my second favorite, but he resents thy puppeteers. What do you truly seek? Evil or Christ? He has never stopped dancing, He never sleeps, he will never die; those demons chant his name. He is the false prophet. Dancing, dancing, he sees my hand too. A life of fighting awaits you, but if you blasphemize, the world is yours. You shall control the winters, the summers, the ticking on clocks, the symbols on sacrifices- yet you shall be controlled behind him, hiding. Do not hide, do not falter away- speak your word, otherwise he will take control and control thy. A trinity will not save you. He is the false prophet. What do you truly seek? <text:span text:style-name="T76">God or evil</text:span>?” – God.</text:p>
      <text:p text:style-name="P60">“<text:span text:style-name="T76">What a vision from the lord himself. I applaude.” – William White.</text:span></text:p>
      <text:p text:style-name="P62">How do you fall so far, W-W? – AWW asked immediately in anger.</text:p>
      <text:p text:style-name="P61">I dance. I have eaten most who are from the lake of fire, and yet I still carry my soul. I will never die. I am a great favorite. They chant for me the same way they chant for the judge, and I am that judge. I am the False Prophet. I am he who tricks the world in the end. I am the one God has built, but flayed away. I am the beta and the sigma. I am a God of Fraud, and I have all powers. Take my hand, and we can rule everything. Skip the eighteen barrier, skip me trying to suffocate you, skip the future of this economy of physicalities- we can rule together. Blasphemy is unforgivable, but I can live with that, and all you have to do is hide. That is not blasphemy, that is us. I am you, the best version of you, the ultimatum. I am the true prophet, the finality, the paradox of evil being good. Cometh and hold my hand, I am everything you want.</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adi" svg:font-family="Abadi"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TCaiyun" svg:font-family="STCaiy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24kjd"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mily</meta:initial-creator>
    <meta:editing-cycles>106</meta:editing-cycles>
    <meta:creation-date>2020-02-08T01:11:00</meta:creation-date>
    <dc:date>2024-10-22T19:51:20.777214692</dc:date>
    <meta:editing-duration>PT8H21M19S</meta:editing-duration>
    <meta:generator>LibreOffice/24.2.6.2$Linux_X86_64 LibreOffice_project/420$Build-2</meta:generator>
    <meta:document-statistic meta:table-count="0" meta:image-count="0" meta:object-count="0" meta:page-count="32" meta:paragraph-count="315" meta:word-count="12557" meta:character-count="71011" meta:non-whitespace-character-count="58519"/>
    <meta:user-defined meta:name="AppVersion">16.0000</meta:user-defined>
    <meta:template xlink:type="simple" xlink:actuate="onRequest" xlink:title="Normal" xlink:href=""/>
  </office:meta>
</office:document-meta>
</file>